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gif" manifest:full-path="Object 2/Pictures/100002000000000E000000076BEC588A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32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5" office:value-type="string">
            <text:p>CPM</text:p>
          </table:table-cell>
          <table:table-cell table:style-name="ce5" office:value-type="string">
            <text:p>Average CPM</text:p>
          </table:table-cell>
          <table:table-cell table:style-name="ce5" office:value-type="string">
            <text:p>DoseRate uSv/h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5" office:value-type="string">
            <text:p>for 10 minutes</text:p>
          </table:table-cell>
          <table:table-cell table:style-name="ce5" office:value-type="string">
            <text:p>for SBM-20 tube</text:p>
          </table:table-cell>
          <table:table-cell/>
        </table:table-row>
        <table:table-row table:style-name="ro2">
          <table:table-cell table:style-name="ce3"/>
          <table:table-cell table:number-columns-repeated="4"/>
        </table:table-row>
        <table:table-row table:style-name="ro2">
          <table:table-cell table:style-name="ce3" office:value-type="date" office:date-value="2011-03-17T18:10:00">
            <text:p>03/17/11 06:10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11:00">
            <text:p>03/17/11 06:11 PM</text:p>
          </table:table-cell>
          <table:table-cell office:value-type="float" office:value="25">
            <text:p>25</text:p>
          </table:table-cell>
          <table:table-cell table:number-columns-repeated="2"/>
          <table:table-cell>
            <draw:frame table:end-cell-address="Sheet1.P31" table:end-x="0.713in" table:end-y="0.178in" draw:z-index="0" draw:style-name="gr1" svg:width="10.1831in" svg:height="4.7378in" svg:x="0.3091in" svg:y="0.063in">
              <draw:object draw:notify-on-update-of-ranges="Sheet1.A3:Sheet1.A273 Sheet1.A3:Sheet1.A273 Sheet1.C1:Sheet1.C273 Sheet1.A3:Sheet1.A273 Sheet1.B3:Sheet1.B27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3" office:value-type="date" office:date-value="2011-03-17T18:12:00">
            <text:p>03/17/11 06:12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13:00">
            <text:p>03/17/11 06:13 PM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14:00">
            <text:p>03/17/11 06:14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15:00">
            <text:p>03/17/11 06:15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16:00">
            <text:p>03/17/11 06:16 PM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17:00">
            <text:p>03/17/11 06:17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18:00">
            <text:p>03/17/11 06:18 PM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19:00">
            <text:p>03/17/11 06:19 PM</text:p>
          </table:table-cell>
          <table:table-cell office:value-type="float" office:value="24">
            <text:p>24</text:p>
          </table:table-cell>
          <table:table-cell table:style-name="ce6" table:formula="of:=AVERAGE([.B4:.B13])" office:value-type="float" office:value="23.5">
            <text:p>23.5</text:p>
          </table:table-cell>
          <table:table-cell table:formula="of:=[.C13]*40/6000" office:value-type="float" office:value="0.156666666666667">
            <text:p>0.16</text:p>
          </table:table-cell>
          <table:table-cell/>
        </table:table-row>
        <table:table-row table:style-name="ro2">
          <table:table-cell table:style-name="ce3" office:value-type="date" office:date-value="2011-03-17T18:21:00">
            <text:p>03/17/11 06:21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22:00">
            <text:p>03/17/11 06:22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23:00">
            <text:p>03/17/11 06:23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24:00">
            <text:p>03/17/11 06:24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25:00">
            <text:p>03/17/11 06:25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26:00">
            <text:p>03/17/11 06:26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27:00">
            <text:p>03/17/11 06:27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28:00">
            <text:p>03/17/11 06:28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29:00">
            <text:p>03/17/11 06:29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30:00">
            <text:p>03/17/11 06:30 PM</text:p>
          </table:table-cell>
          <table:table-cell office:value-type="float" office:value="26">
            <text:p>26</text:p>
          </table:table-cell>
          <table:table-cell table:style-name="ce6" table:formula="of:=AVERAGE([.B14:.B23])" office:value-type="float" office:value="22.3">
            <text:p>22.3</text:p>
          </table:table-cell>
          <table:table-cell table:formula="of:=[.C23]*40/6000" office:value-type="float" office:value="0.148666666666667">
            <text:p>0.15</text:p>
          </table:table-cell>
          <table:table-cell/>
        </table:table-row>
        <table:table-row table:style-name="ro2">
          <table:table-cell table:style-name="ce3" office:value-type="date" office:date-value="2011-03-17T18:31:00">
            <text:p>03/17/11 06:31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32:00">
            <text:p>03/17/11 06:32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33:00">
            <text:p>03/17/11 06:33 PM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34:00">
            <text:p>03/17/11 06:34 PM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35:00">
            <text:p>03/17/11 06:35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36:00">
            <text:p>03/17/11 06:36 PM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37:00">
            <text:p>03/17/11 06:37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38:00">
            <text:p>03/17/11 06:38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39:00">
            <text:p>03/17/11 06:39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40:00">
            <text:p>03/17/11 06:40 PM</text:p>
          </table:table-cell>
          <table:table-cell office:value-type="float" office:value="17">
            <text:p>17</text:p>
          </table:table-cell>
          <table:table-cell table:style-name="ce6" table:formula="of:=AVERAGE([.B24:.B33])" office:value-type="float" office:value="23.5">
            <text:p>23.5</text:p>
          </table:table-cell>
          <table:table-cell table:formula="of:=[.C33]*40/6000" office:value-type="float" office:value="0.156666666666667">
            <text:p>0.16</text:p>
          </table:table-cell>
          <table:table-cell>
            <draw:frame table:end-cell-address="Sheet1.P60" table:end-x="0.7248in" table:end-y="0.1055in" draw:z-index="1" draw:style-name="gr1" svg:width="10.1831in" svg:height="4.7378in" svg:x="0.3209in" svg:y="0.1681in">
              <draw:object draw:notify-on-update-of-ranges="Sheet1.A3:Sheet1.A273 Sheet1.A3:Sheet1.A273 Sheet1.D3:Sheet1.D27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3" office:value-type="date" office:date-value="2011-03-17T18:41:00">
            <text:p>03/17/11 06:41 PM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42:00">
            <text:p>03/17/11 06:42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43:00">
            <text:p>03/17/11 06:43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44:00">
            <text:p>03/17/11 06:44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45:00">
            <text:p>03/17/11 06:45 PM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46:00">
            <text:p>03/17/11 06:46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47:00">
            <text:p>03/17/11 06:47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48:00">
            <text:p>03/17/11 06:48 PM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49:00">
            <text:p>03/17/11 06:49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50:00">
            <text:p>03/17/11 06:50 PM</text:p>
          </table:table-cell>
          <table:table-cell office:value-type="float" office:value="13">
            <text:p>13</text:p>
          </table:table-cell>
          <table:table-cell table:style-name="ce6" table:formula="of:=AVERAGE([.B34:.B43])" office:value-type="float" office:value="21.1">
            <text:p>21.1</text:p>
          </table:table-cell>
          <table:table-cell table:formula="of:=[.C43]*40/6000" office:value-type="float" office:value="0.140666666666667">
            <text:p>0.14</text:p>
          </table:table-cell>
          <table:table-cell/>
        </table:table-row>
        <table:table-row table:style-name="ro2">
          <table:table-cell table:style-name="ce3" office:value-type="date" office:date-value="2011-03-17T18:51:00">
            <text:p>03/17/11 06:51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52:00">
            <text:p>03/17/11 06:52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53:00">
            <text:p>03/17/11 06:53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54:00">
            <text:p>03/17/11 06:54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55:00">
            <text:p>03/17/11 06:55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56:00">
            <text:p>03/17/11 06:56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57:00">
            <text:p>03/17/11 06:57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58:00">
            <text:p>03/17/11 06:58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8:59:00">
            <text:p>03/17/11 06:59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00:00">
            <text:p>03/17/11 07:00 PM</text:p>
          </table:table-cell>
          <table:table-cell office:value-type="float" office:value="15">
            <text:p>15</text:p>
          </table:table-cell>
          <table:table-cell table:style-name="ce6" table:formula="of:=AVERAGE([.B44:.B53])" office:value-type="float" office:value="22.1">
            <text:p>22.1</text:p>
          </table:table-cell>
          <table:table-cell table:formula="of:=[.C53]*40/6000" office:value-type="float" office:value="0.147333333333333">
            <text:p>0.15</text:p>
          </table:table-cell>
          <table:table-cell/>
        </table:table-row>
        <table:table-row table:style-name="ro2">
          <table:table-cell table:style-name="ce3" office:value-type="date" office:date-value="2011-03-17T19:01:00">
            <text:p>03/17/11 07:01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02:00">
            <text:p>03/17/11 07:02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03:00">
            <text:p>03/17/11 07:03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04:00">
            <text:p>03/17/11 07:04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05:00">
            <text:p>03/17/11 07:05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06:00">
            <text:p>03/17/11 07:06 PM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07:00">
            <text:p>03/17/11 07:07 PM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08:00">
            <text:p>03/17/11 07:08 PM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09:00">
            <text:p>03/17/11 07:09 PM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10:00">
            <text:p>03/17/11 07:10 PM</text:p>
          </table:table-cell>
          <table:table-cell office:value-type="float" office:value="25">
            <text:p>25</text:p>
          </table:table-cell>
          <table:table-cell table:style-name="ce6" table:formula="of:=AVERAGE([.B54:.B63])" office:value-type="float" office:value="20.1">
            <text:p>20.1</text:p>
          </table:table-cell>
          <table:table-cell table:formula="of:=[.C63]*40/6000" office:value-type="float" office:value="0.134">
            <text:p>0.13</text:p>
          </table:table-cell>
          <table:table-cell/>
        </table:table-row>
        <table:table-row table:style-name="ro2">
          <table:table-cell table:style-name="ce3" office:value-type="date" office:date-value="2011-03-17T19:11:00">
            <text:p>03/17/11 07:11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12:00">
            <text:p>03/17/11 07:12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13:00">
            <text:p>03/17/11 07:13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14:00">
            <text:p>03/17/11 07:14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15:00">
            <text:p>03/17/11 07:15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16:00">
            <text:p>03/17/11 07:16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17:00">
            <text:p>03/17/11 07:17 PM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18:00">
            <text:p>03/17/11 07:18 PM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19:00">
            <text:p>03/17/11 07:19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20:00">
            <text:p>03/17/11 07:20 PM</text:p>
          </table:table-cell>
          <table:table-cell office:value-type="float" office:value="19">
            <text:p>19</text:p>
          </table:table-cell>
          <table:table-cell table:style-name="ce6" table:formula="of:=AVERAGE([.B64:.B73])" office:value-type="float" office:value="21.2">
            <text:p>21.2</text:p>
          </table:table-cell>
          <table:table-cell table:formula="of:=[.C73]*40/6000" office:value-type="float" office:value="0.141333333333333">
            <text:p>0.14</text:p>
          </table:table-cell>
          <table:table-cell/>
        </table:table-row>
        <table:table-row table:style-name="ro2">
          <table:table-cell table:style-name="ce3" office:value-type="date" office:date-value="2011-03-17T19:20:59.99">
            <text:p>03/17/11 07:21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22:00">
            <text:p>03/17/11 07:22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23:00">
            <text:p>03/17/11 07:23 PM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24:00">
            <text:p>03/17/11 07:24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25:00">
            <text:p>03/17/11 07:25 PM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26:00">
            <text:p>03/17/11 07:26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27:00">
            <text:p>03/17/11 07:27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28:00">
            <text:p>03/17/11 07:28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29:00">
            <text:p>03/17/11 07:29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30:00">
            <text:p>03/17/11 07:30 PM</text:p>
          </table:table-cell>
          <table:table-cell office:value-type="float" office:value="35">
            <text:p>35</text:p>
          </table:table-cell>
          <table:table-cell table:style-name="ce6" table:formula="of:=AVERAGE([.B74:.B83])" office:value-type="float" office:value="25.9">
            <text:p>25.9</text:p>
          </table:table-cell>
          <table:table-cell table:formula="of:=[.C83]*40/6000" office:value-type="float" office:value="0.172666666666667">
            <text:p>0.17</text:p>
          </table:table-cell>
          <table:table-cell/>
        </table:table-row>
        <table:table-row table:style-name="ro2">
          <table:table-cell table:style-name="ce3" office:value-type="date" office:date-value="2011-03-17T19:31:00">
            <text:p>03/17/11 07:31 PM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33:00">
            <text:p>03/17/11 07:33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34:00">
            <text:p>03/17/11 07:34 PM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35:00">
            <text:p>03/17/11 07:35 PM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36:00">
            <text:p>03/17/11 07:36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36:59.99">
            <text:p>03/17/11 07:37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38:00">
            <text:p>03/17/11 07:38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39:00">
            <text:p>03/17/11 07:39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40:00">
            <text:p>03/17/11 07:40 PM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41:00">
            <text:p>03/17/11 07:41 PM</text:p>
          </table:table-cell>
          <table:table-cell office:value-type="float" office:value="19">
            <text:p>19</text:p>
          </table:table-cell>
          <table:table-cell table:style-name="ce6" table:formula="of:=AVERAGE([.B84:.B93])" office:value-type="float" office:value="21.3">
            <text:p>21.3</text:p>
          </table:table-cell>
          <table:table-cell table:formula="of:=[.C93]*40/6000" office:value-type="float" office:value="0.142">
            <text:p>0.14</text:p>
          </table:table-cell>
          <table:table-cell/>
        </table:table-row>
        <table:table-row table:style-name="ro2">
          <table:table-cell table:style-name="ce3" office:value-type="date" office:date-value="2011-03-17T19:42:00">
            <text:p>03/17/11 07:42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43:00">
            <text:p>03/17/11 07:43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44:00">
            <text:p>03/17/11 07:44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45:00">
            <text:p>03/17/11 07:45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46:00">
            <text:p>03/17/11 07:46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47:00">
            <text:p>03/17/11 07:47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48:00">
            <text:p>03/17/11 07:48 PM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49:00">
            <text:p>03/17/11 07:49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50:00">
            <text:p>03/17/11 07:50 PM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51:00">
            <text:p>03/17/11 07:51 PM</text:p>
          </table:table-cell>
          <table:table-cell office:value-type="float" office:value="17">
            <text:p>17</text:p>
          </table:table-cell>
          <table:table-cell table:style-name="ce6" table:formula="of:=AVERAGE([.B94:.B103])" office:value-type="float" office:value="21.6">
            <text:p>21.6</text:p>
          </table:table-cell>
          <table:table-cell table:formula="of:=[.C103]*40/6000" office:value-type="float" office:value="0.144">
            <text:p>0.14</text:p>
          </table:table-cell>
          <table:table-cell/>
        </table:table-row>
        <table:table-row table:style-name="ro2">
          <table:table-cell table:style-name="ce3" office:value-type="date" office:date-value="2011-03-17T19:52:00">
            <text:p>03/17/11 07:52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53:00">
            <text:p>03/17/11 07:53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54:00">
            <text:p>03/17/11 07:54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57:00">
            <text:p>03/17/11 07:57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58:00">
            <text:p>03/17/11 07:58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19:59:00">
            <text:p>03/17/11 07:59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00:00">
            <text:p>03/17/11 08:00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01:00">
            <text:p>03/17/11 08:01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02:00">
            <text:p>03/17/11 08:02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03:00">
            <text:p>03/17/11 08:03 PM</text:p>
          </table:table-cell>
          <table:table-cell office:value-type="float" office:value="22">
            <text:p>22</text:p>
          </table:table-cell>
          <table:table-cell table:style-name="ce6" table:formula="of:=AVERAGE([.B104:.B113])" office:value-type="float" office:value="21.2">
            <text:p>21.2</text:p>
          </table:table-cell>
          <table:table-cell table:formula="of:=[.C113]*40/6000" office:value-type="float" office:value="0.141333333333333">
            <text:p>0.14</text:p>
          </table:table-cell>
          <table:table-cell/>
        </table:table-row>
        <table:table-row table:style-name="ro2">
          <table:table-cell table:style-name="ce3" office:value-type="date" office:date-value="2011-03-17T20:04:00">
            <text:p>03/17/11 08:04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05:00">
            <text:p>03/17/11 08:05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06:00">
            <text:p>03/17/11 08:06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07:00">
            <text:p>03/17/11 08:07 PM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08:00.000001">
            <text:p>03/17/11 08:08 PM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09:00">
            <text:p>03/17/11 08:09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10:00">
            <text:p>03/17/11 08:10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11:00">
            <text:p>03/17/11 08:11 PM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12:00">
            <text:p>03/17/11 08:12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13:00">
            <text:p>03/17/11 08:13 PM</text:p>
          </table:table-cell>
          <table:table-cell office:value-type="float" office:value="19">
            <text:p>19</text:p>
          </table:table-cell>
          <table:table-cell table:style-name="ce6" table:formula="of:=AVERAGE([.B114:.B123])" office:value-type="float" office:value="21.5">
            <text:p>21.5</text:p>
          </table:table-cell>
          <table:table-cell table:formula="of:=[.C123]*40/6000" office:value-type="float" office:value="0.143333333333333">
            <text:p>0.14</text:p>
          </table:table-cell>
          <table:table-cell/>
        </table:table-row>
        <table:table-row table:style-name="ro2">
          <table:table-cell table:style-name="ce3" office:value-type="date" office:date-value="2011-03-17T20:14:00">
            <text:p>03/17/11 08:14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15:00">
            <text:p>03/17/11 08:15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16:00">
            <text:p>03/17/11 08:16 PM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17:00">
            <text:p>03/17/11 08:17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18:00">
            <text:p>03/17/11 08:18 PM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19:00">
            <text:p>03/17/11 08:19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20:00">
            <text:p>03/17/11 08:20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21:00">
            <text:p>03/17/11 08:21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22:00">
            <text:p>03/17/11 08:22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23:00">
            <text:p>03/17/11 08:23 PM</text:p>
          </table:table-cell>
          <table:table-cell office:value-type="float" office:value="21">
            <text:p>21</text:p>
          </table:table-cell>
          <table:table-cell table:style-name="ce6" table:formula="of:=AVERAGE([.B124:.B133])" office:value-type="float" office:value="21.3">
            <text:p>21.3</text:p>
          </table:table-cell>
          <table:table-cell table:formula="of:=[.C133]*40/6000" office:value-type="float" office:value="0.142">
            <text:p>0.14</text:p>
          </table:table-cell>
          <table:table-cell/>
        </table:table-row>
        <table:table-row table:style-name="ro2">
          <table:table-cell table:style-name="ce3" office:value-type="date" office:date-value="2011-03-17T20:24:00.000001">
            <text:p>03/17/11 08:24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25:00">
            <text:p>03/17/11 08:25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26:00">
            <text:p>03/17/11 08:26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27:00">
            <text:p>03/17/11 08:27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28:00">
            <text:p>03/17/11 08:28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29:00">
            <text:p>03/17/11 08:29 PM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30:00">
            <text:p>03/17/11 08:30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31:00">
            <text:p>03/17/11 08:31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32:00">
            <text:p>03/17/11 08:32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33:00">
            <text:p>03/17/11 08:33 PM</text:p>
          </table:table-cell>
          <table:table-cell office:value-type="float" office:value="25">
            <text:p>25</text:p>
          </table:table-cell>
          <table:table-cell table:style-name="ce6" table:formula="of:=AVERAGE([.B134:.B143])" office:value-type="float" office:value="21.3">
            <text:p>21.3</text:p>
          </table:table-cell>
          <table:table-cell table:formula="of:=[.C143]*40/6000" office:value-type="float" office:value="0.142">
            <text:p>0.14</text:p>
          </table:table-cell>
          <table:table-cell/>
        </table:table-row>
        <table:table-row table:style-name="ro2">
          <table:table-cell table:style-name="ce3" office:value-type="date" office:date-value="2011-03-17T20:34:00">
            <text:p>03/17/11 08:34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35:00">
            <text:p>03/17/11 08:35 PM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36:00">
            <text:p>03/17/11 08:36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37:00">
            <text:p>03/17/11 08:37 PM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38:00">
            <text:p>03/17/11 08:38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40:00">
            <text:p>03/17/11 08:40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41:00">
            <text:p>03/17/11 08:41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42:00">
            <text:p>03/17/11 08:42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43:00">
            <text:p>03/17/11 08:43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44:00">
            <text:p>03/17/11 08:44 PM</text:p>
          </table:table-cell>
          <table:table-cell office:value-type="float" office:value="16">
            <text:p>16</text:p>
          </table:table-cell>
          <table:table-cell table:style-name="ce6" table:formula="of:=AVERAGE([.B144:.B153])" office:value-type="float" office:value="21.6">
            <text:p>21.6</text:p>
          </table:table-cell>
          <table:table-cell table:formula="of:=[.C153]*40/6000" office:value-type="float" office:value="0.144">
            <text:p>0.14</text:p>
          </table:table-cell>
          <table:table-cell/>
        </table:table-row>
        <table:table-row table:style-name="ro2">
          <table:table-cell table:style-name="ce3" office:value-type="date" office:date-value="2011-03-17T20:45:00">
            <text:p>03/17/11 08:45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46:00">
            <text:p>03/17/11 08:46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47:00">
            <text:p>03/17/11 08:47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48:00">
            <text:p>03/17/11 08:48 PM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49:00">
            <text:p>03/17/11 08:49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50:00">
            <text:p>03/17/11 08:50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51:00">
            <text:p>03/17/11 08:51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52:00">
            <text:p>03/17/11 08:52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53:00.000001">
            <text:p>03/17/11 08:53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54:00">
            <text:p>03/17/11 08:54 PM</text:p>
          </table:table-cell>
          <table:table-cell office:value-type="float" office:value="23">
            <text:p>23</text:p>
          </table:table-cell>
          <table:table-cell table:style-name="ce6" table:formula="of:=AVERAGE([.B154:.B163])" office:value-type="float" office:value="21.8">
            <text:p>21.8</text:p>
          </table:table-cell>
          <table:table-cell table:formula="of:=[.C163]*40/6000" office:value-type="float" office:value="0.145333333333333">
            <text:p>0.15</text:p>
          </table:table-cell>
          <table:table-cell/>
        </table:table-row>
        <table:table-row table:style-name="ro2">
          <table:table-cell table:style-name="ce3" office:value-type="date" office:date-value="2011-03-17T20:55:00">
            <text:p>03/17/11 08:55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56:00">
            <text:p>03/17/11 08:56 PM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57:00">
            <text:p>03/17/11 08:57 PM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58:00">
            <text:p>03/17/11 08:58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0:59:00">
            <text:p>03/17/11 08:59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00:00">
            <text:p>03/17/11 09:00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01:00">
            <text:p>03/17/11 09:01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02:00">
            <text:p>03/17/11 09:02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03:00">
            <text:p>03/17/11 09:03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04:00">
            <text:p>03/17/11 09:04 PM</text:p>
          </table:table-cell>
          <table:table-cell office:value-type="float" office:value="17">
            <text:p>17</text:p>
          </table:table-cell>
          <table:table-cell table:style-name="ce6" table:formula="of:=AVERAGE([.B164:.B173])" office:value-type="float" office:value="19">
            <text:p>19</text:p>
          </table:table-cell>
          <table:table-cell table:formula="of:=[.C173]*40/6000" office:value-type="float" office:value="0.126666666666667">
            <text:p>0.13</text:p>
          </table:table-cell>
          <table:table-cell/>
        </table:table-row>
        <table:table-row table:style-name="ro2">
          <table:table-cell table:style-name="ce3" office:value-type="date" office:date-value="2011-03-17T21:05:00">
            <text:p>03/17/11 09:05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06:00">
            <text:p>03/17/11 09:06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07:00">
            <text:p>03/17/11 09:07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08:00">
            <text:p>03/17/11 09:08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09:00">
            <text:p>03/17/11 09:09 PM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10:00">
            <text:p>03/17/11 09:10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11:00">
            <text:p>03/17/11 09:11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12:00">
            <text:p>03/17/11 09:12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13:00">
            <text:p>03/17/11 09:13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14:00">
            <text:p>03/17/11 09:14 PM</text:p>
          </table:table-cell>
          <table:table-cell office:value-type="float" office:value="17">
            <text:p>17</text:p>
          </table:table-cell>
          <table:table-cell table:style-name="ce6" table:formula="of:=AVERAGE([.B174:.B183])" office:value-type="float" office:value="21.9">
            <text:p>21.9</text:p>
          </table:table-cell>
          <table:table-cell table:formula="of:=[.C183]*40/6000" office:value-type="float" office:value="0.146">
            <text:p>0.15</text:p>
          </table:table-cell>
          <table:table-cell/>
        </table:table-row>
        <table:table-row table:style-name="ro2">
          <table:table-cell table:style-name="ce3" office:value-type="date" office:date-value="2011-03-17T21:15:00">
            <text:p>03/17/11 09:15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16:00">
            <text:p>03/17/11 09:16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17:00">
            <text:p>03/17/11 09:17 PM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18:00">
            <text:p>03/17/11 09:18 PM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19:00">
            <text:p>03/17/11 09:19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20:00">
            <text:p>03/17/11 09:20 PM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21:00">
            <text:p>03/17/11 09:21 PM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22:00">
            <text:p>03/17/11 09:22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23:00">
            <text:p>03/17/11 09:23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24:00">
            <text:p>03/17/11 09:24 PM</text:p>
          </table:table-cell>
          <table:table-cell office:value-type="float" office:value="21">
            <text:p>21</text:p>
          </table:table-cell>
          <table:table-cell table:style-name="ce6" table:formula="of:=AVERAGE([.B184:.B193])" office:value-type="float" office:value="21.3">
            <text:p>21.3</text:p>
          </table:table-cell>
          <table:table-cell table:formula="of:=[.C193]*40/6000" office:value-type="float" office:value="0.142">
            <text:p>0.14</text:p>
          </table:table-cell>
          <table:table-cell/>
        </table:table-row>
        <table:table-row table:style-name="ro2">
          <table:table-cell table:style-name="ce3" office:value-type="date" office:date-value="2011-03-17T21:25:00">
            <text:p>03/17/11 09:25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26:00">
            <text:p>03/17/11 09:26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27:00">
            <text:p>03/17/11 09:27 PM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28:00">
            <text:p>03/17/11 09:28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29:00">
            <text:p>03/17/11 09:29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30:00">
            <text:p>03/17/11 09:30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31:00">
            <text:p>03/17/11 09:31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32:00">
            <text:p>03/17/11 09:32 PM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33:00">
            <text:p>03/17/11 09:33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34:00">
            <text:p>03/17/11 09:34 PM</text:p>
          </table:table-cell>
          <table:table-cell office:value-type="float" office:value="16">
            <text:p>16</text:p>
          </table:table-cell>
          <table:table-cell table:style-name="ce6" table:formula="of:=AVERAGE([.B194:.B203])" office:value-type="float" office:value="21.6">
            <text:p>21.6</text:p>
          </table:table-cell>
          <table:table-cell table:formula="of:=[.C203]*40/6000" office:value-type="float" office:value="0.144">
            <text:p>0.14</text:p>
          </table:table-cell>
          <table:table-cell/>
        </table:table-row>
        <table:table-row table:style-name="ro2">
          <table:table-cell table:style-name="ce3" office:value-type="date" office:date-value="2011-03-17T21:35:00">
            <text:p>03/17/11 09:35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36:00">
            <text:p>03/17/11 09:36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37:00">
            <text:p>03/17/11 09:37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38:00">
            <text:p>03/17/11 09:38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39:00">
            <text:p>03/17/11 09:39 PM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40:00">
            <text:p>03/17/11 09:40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41:00">
            <text:p>03/17/11 09:41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42:00">
            <text:p>03/17/11 09:42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43:00">
            <text:p>03/17/11 09:43 PM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44:00">
            <text:p>03/17/11 09:44 PM</text:p>
          </table:table-cell>
          <table:table-cell office:value-type="float" office:value="24">
            <text:p>24</text:p>
          </table:table-cell>
          <table:table-cell table:style-name="ce6" table:formula="of:=AVERAGE([.B204:.B213])" office:value-type="float" office:value="22.2">
            <text:p>22.2</text:p>
          </table:table-cell>
          <table:table-cell table:formula="of:=[.C213]*40/6000" office:value-type="float" office:value="0.148">
            <text:p>0.15</text:p>
          </table:table-cell>
          <table:table-cell/>
        </table:table-row>
        <table:table-row table:style-name="ro2">
          <table:table-cell table:style-name="ce3" office:value-type="date" office:date-value="2011-03-17T21:45:00">
            <text:p>03/17/11 09:45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46:00">
            <text:p>03/17/11 09:46 PM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47:00">
            <text:p>03/17/11 09:47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48:00">
            <text:p>03/17/11 09:48 PM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49:00">
            <text:p>03/17/11 09:49 PM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50:00">
            <text:p>03/17/11 09:50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51:00">
            <text:p>03/17/11 09:51 PM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53:00">
            <text:p>03/17/11 09:53 PM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54:00">
            <text:p>03/17/11 09:54 PM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55:00">
            <text:p>03/17/11 09:55 PM</text:p>
          </table:table-cell>
          <table:table-cell office:value-type="float" office:value="20">
            <text:p>20</text:p>
          </table:table-cell>
          <table:table-cell table:style-name="ce6" table:formula="of:=AVERAGE([.B214:.B223])" office:value-type="float" office:value="19.5">
            <text:p>19.5</text:p>
          </table:table-cell>
          <table:table-cell table:formula="of:=[.C223]*40/6000" office:value-type="float" office:value="0.13">
            <text:p>0.13</text:p>
          </table:table-cell>
          <table:table-cell/>
        </table:table-row>
        <table:table-row table:style-name="ro2">
          <table:table-cell table:style-name="ce3" office:value-type="date" office:date-value="2011-03-17T21:56:00">
            <text:p>03/17/11 09:56 PM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57:00">
            <text:p>03/17/11 09:57 PM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58:00">
            <text:p>03/17/11 09:58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1:59:00">
            <text:p>03/17/11 09:59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00:00">
            <text:p>03/17/11 10:00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01:00">
            <text:p>03/17/11 10:01 PM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02:00">
            <text:p>03/17/11 10:02 PM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03:00">
            <text:p>03/17/11 10:03 PM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04:00">
            <text:p>03/17/11 10:04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05:00">
            <text:p>03/17/11 10:05 PM</text:p>
          </table:table-cell>
          <table:table-cell office:value-type="float" office:value="24">
            <text:p>24</text:p>
          </table:table-cell>
          <table:table-cell table:style-name="ce6" table:formula="of:=AVERAGE([.B224:.B233])" office:value-type="float" office:value="21.3">
            <text:p>21.3</text:p>
          </table:table-cell>
          <table:table-cell table:formula="of:=[.C233]*40/6000" office:value-type="float" office:value="0.142">
            <text:p>0.14</text:p>
          </table:table-cell>
          <table:table-cell/>
        </table:table-row>
        <table:table-row table:style-name="ro2">
          <table:table-cell table:style-name="ce3" office:value-type="date" office:date-value="2011-03-17T22:06:00">
            <text:p>03/17/11 10:06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07:00">
            <text:p>03/17/11 10:07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08:00">
            <text:p>03/17/11 10:08 P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09:00">
            <text:p>03/17/11 10:09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10:00">
            <text:p>03/17/11 10:10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11:00">
            <text:p>03/17/11 10:11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12:00">
            <text:p>03/17/11 10:12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13:00">
            <text:p>03/17/11 10:13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14:00">
            <text:p>03/17/11 10:14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15:00">
            <text:p>03/17/11 10:15 PM</text:p>
          </table:table-cell>
          <table:table-cell office:value-type="float" office:value="30">
            <text:p>30</text:p>
          </table:table-cell>
          <table:table-cell table:style-name="ce6" table:formula="of:=AVERAGE([.B234:.B243])" office:value-type="float" office:value="22">
            <text:p>22</text:p>
          </table:table-cell>
          <table:table-cell table:formula="of:=[.C243]*40/6000" office:value-type="float" office:value="0.146666666666667">
            <text:p>0.15</text:p>
          </table:table-cell>
          <table:table-cell/>
        </table:table-row>
        <table:table-row table:style-name="ro2">
          <table:table-cell table:style-name="ce3" office:value-type="date" office:date-value="2011-03-17T22:16:00">
            <text:p>03/17/11 10:16 PM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17:00">
            <text:p>03/17/11 10:17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18:00">
            <text:p>03/17/11 10:18 PM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19:00">
            <text:p>03/17/11 10:19 PM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20:00">
            <text:p>03/17/11 10:20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20:59.99">
            <text:p>03/17/11 10:21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22:00">
            <text:p>03/17/11 10:22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23:00">
            <text:p>03/17/11 10:23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24:00">
            <text:p>03/17/11 10:24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25:00">
            <text:p>03/17/11 10:25 PM</text:p>
          </table:table-cell>
          <table:table-cell office:value-type="float" office:value="25">
            <text:p>25</text:p>
          </table:table-cell>
          <table:table-cell table:style-name="ce6" table:formula="of:=AVERAGE([.B244:.B253])" office:value-type="float" office:value="22.5">
            <text:p>22.5</text:p>
          </table:table-cell>
          <table:table-cell table:formula="of:=[.C253]*40/6000" office:value-type="float" office:value="0.15">
            <text:p>0.15</text:p>
          </table:table-cell>
          <table:table-cell/>
        </table:table-row>
        <table:table-row table:style-name="ro2">
          <table:table-cell table:style-name="ce3" office:value-type="date" office:date-value="2011-03-17T22:26:00">
            <text:p>03/17/11 10:26 PM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27:00">
            <text:p>03/17/11 10:27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28:00">
            <text:p>03/17/11 10:28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29:00">
            <text:p>03/17/11 10:29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30:00">
            <text:p>03/17/11 10:30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31:00">
            <text:p>03/17/11 10:31 PM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32:00">
            <text:p>03/17/11 10:32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33:00">
            <text:p>03/17/11 10:33 PM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34:00">
            <text:p>03/17/11 10:34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35:00">
            <text:p>03/17/11 10:35 PM</text:p>
          </table:table-cell>
          <table:table-cell office:value-type="float" office:value="21">
            <text:p>21</text:p>
          </table:table-cell>
          <table:table-cell table:style-name="ce6" table:formula="of:=AVERAGE([.B254:.B263])" office:value-type="float" office:value="23">
            <text:p>23</text:p>
          </table:table-cell>
          <table:table-cell table:formula="of:=[.C263]*40/6000" office:value-type="float" office:value="0.153333333333333">
            <text:p>0.15</text:p>
          </table:table-cell>
          <table:table-cell/>
        </table:table-row>
        <table:table-row table:style-name="ro2">
          <table:table-cell table:style-name="ce3" office:value-type="date" office:date-value="2011-03-17T22:36:00">
            <text:p>03/17/11 10:36 PM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36:59.99">
            <text:p>03/17/11 10:37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38:00">
            <text:p>03/17/11 10:38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39:00">
            <text:p>03/17/11 10:39 PM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40:00">
            <text:p>03/17/11 10:40 PM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41:00">
            <text:p>03/17/11 10:41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42:00">
            <text:p>03/17/11 10:42 PM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43:00">
            <text:p>03/17/11 10:43 PM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44:00">
            <text:p>03/17/11 10:44 PM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table:style-name="ce3" office:value-type="date" office:date-value="2011-03-17T22:45:00">
            <text:p>03/17/11 10:45 PM</text:p>
          </table:table-cell>
          <table:table-cell office:value-type="float" office:value="12">
            <text:p>12</text:p>
          </table:table-cell>
          <table:table-cell table:style-name="ce6" table:formula="of:=AVERAGE([.B264:.B273])" office:value-type="float" office:value="23.7">
            <text:p>23.7</text:p>
          </table:table-cell>
          <table:table-cell table:formula="of:=[.C273]*40/6000" office:value-type="float" office:value="0.158">
            <text:p>0.16</text:p>
          </table:table-cell>
          <table:table-cell/>
        </table:table-row>
        <table:table-row table:style-name="ro2" table:number-rows-repeated="104830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3:Sheet1.C2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/>
    </style:style>
    <style:style style:name="Blank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3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21:29:57.67</meta:creation-date>
    <dc:date>2011-05-05T13:59:19.25</dc:date>
    <meta:editing-duration>PT4H54M48S</meta:editing-duration>
    <meta:editing-cycles>23</meta:editing-cycles>
    <meta:generator>OpenOffice.org/3.3$Win32 OpenOffice.org_project/330m20$Build-9567</meta:generator>
    <meta:document-statistic meta:table-count="3" meta:cell-count="6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treat-empty-cells="ignore" chart:spline-order="3" chart:right-angled-axes="true" chart:mean-value="true"/>
    </style:style>
    <style:style style:name="ch4" style:family="chart" style:data-style-name="N50">
      <style:chart-properties chart:display-label="true" chart:logarithmic="false" chart:minimum="40619.75" chart:maximum="40619.9513888889" chart:interval-major="0.0416666666666667" chart:interval-minor-divisor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tick-marks-minor-inner="false" chart:tick-marks-minor-outer="true" chart:logarithmic="false" chart:minimum="0.07" chart:interval-major="0.01" chart:interval-minor-divisor="2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width="0.051cm"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866cm" svg:height="12.035cm" xlink:href=".." xlink:type="simple" chart:class="chart:scatter" chart:column-mapping="0" chart:style-name="ch1">
        <chart:legend chart:legend-position="end" svg:x="23.985cm" svg:y="5.754cm" chart:style-name="ch2"/>
        <chart:plot-area chart:style-name="ch3" table:cell-range-address="Sheet1.A3:Sheet1.A273 Sheet1.D3:Sheet1.D273" chart:data-source-has-labels="column" svg:x="2.297cm" svg:y="0.292cm" svg:width="19.543cm" svg:height="10.776cm">
          <chartooo:coordinate-region svg:x="3.475cm" svg:y="0.478cm" svg:width="18.365cm" svg:height="9.97cm"/>
          <chart:axis chart:dimension="x" chart:name="primary-x" chart:style-name="ch4">
            <chart:title svg:x="11.45cm" svg:y="11.157cm" chart:style-name="ch5">
              <text:p>Date</text:p>
            </chart:title>
            <chart:categories table:cell-range-address="Sheet1.A3:Sheet1.A273"/>
          </chart:axis>
          <chart:axis chart:dimension="y" chart:name="primary-y" chart:style-name="ch6">
            <chart:title svg:x="0.902cm" svg:y="6.391cm" chart:style-name="ch7">
              <text:p>uSv/h</text:p>
            </chart:title>
            <chart:grid chart:style-name="ch8" chart:class="major"/>
          </chart:axis>
          <chart:series chart:style-name="ch9" chart:values-cell-range-address="Sheet1.D3:Sheet1.D273" chart:class="chart:scatter">
            <chart:domain table:cell-range-address="Sheet1.A3:Sheet1.A273"/>
            <chart:mean-value chart:style-name="ch10"/>
            <chart:data-point chart:repeated="2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3:Sheet1.A273</svg:desc>
                </draw:g>
              </table:table-cell>
              <table:table-cell office:value-type="float" office:value="NaN">
                <text:p>NaN</text:p>
                <draw:g>
                  <svg:desc>Sheet1.A3:Sheet1.A273</svg:desc>
                </draw:g>
              </table:table-cell>
              <table:table-cell office:value-type="float" office:value="NaN">
                <text:p>NaN</text:p>
                <draw:g>
                  <svg:desc>Sheet1.D3:Sheet1.D273</svg:desc>
                </draw:g>
              </table:table-cell>
            </table:table-row>
            <table:table-row>
              <table:table-cell office:value-type="string">
                <text:p>03/17/11 06:10 PM</text:p>
              </table:table-cell>
              <table:table-cell office:value-type="float" office:value="40619.7569444444">
                <text:p>40619.7569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11 PM</text:p>
              </table:table-cell>
              <table:table-cell office:value-type="float" office:value="40619.7576388889">
                <text:p>40619.757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12 PM</text:p>
              </table:table-cell>
              <table:table-cell office:value-type="float" office:value="40619.7583333333">
                <text:p>40619.758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13 PM</text:p>
              </table:table-cell>
              <table:table-cell office:value-type="float" office:value="40619.7590277778">
                <text:p>40619.7590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14 PM</text:p>
              </table:table-cell>
              <table:table-cell office:value-type="float" office:value="40619.7597222222">
                <text:p>40619.759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15 PM</text:p>
              </table:table-cell>
              <table:table-cell office:value-type="float" office:value="40619.7604166667">
                <text:p>40619.7604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16 PM</text:p>
              </table:table-cell>
              <table:table-cell office:value-type="float" office:value="40619.7611111111">
                <text:p>40619.76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17 PM</text:p>
              </table:table-cell>
              <table:table-cell office:value-type="float" office:value="40619.7618055556">
                <text:p>40619.7618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18 PM</text:p>
              </table:table-cell>
              <table:table-cell office:value-type="float" office:value="40619.7625">
                <text:p>40619.7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19 PM</text:p>
              </table:table-cell>
              <table:table-cell office:value-type="float" office:value="40619.7631944445">
                <text:p>40619.7631944445</text:p>
              </table:table-cell>
              <table:table-cell office:value-type="float" office:value="0.156666666666667">
                <text:p>0.156666666666667</text:p>
              </table:table-cell>
            </table:table-row>
            <table:table-row>
              <table:table-cell office:value-type="string">
                <text:p>03/17/11 06:21 PM</text:p>
              </table:table-cell>
              <table:table-cell office:value-type="float" office:value="40619.7645833333">
                <text:p>40619.7645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22 PM</text:p>
              </table:table-cell>
              <table:table-cell office:value-type="float" office:value="40619.7652777778">
                <text:p>40619.7652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23 PM</text:p>
              </table:table-cell>
              <table:table-cell office:value-type="float" office:value="40619.7659722222">
                <text:p>40619.765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24 PM</text:p>
              </table:table-cell>
              <table:table-cell office:value-type="float" office:value="40619.7666666667">
                <text:p>40619.7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25 PM</text:p>
              </table:table-cell>
              <table:table-cell office:value-type="float" office:value="40619.7673611111">
                <text:p>40619.7673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26 PM</text:p>
              </table:table-cell>
              <table:table-cell office:value-type="float" office:value="40619.7680555556">
                <text:p>40619.7680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27 PM</text:p>
              </table:table-cell>
              <table:table-cell office:value-type="float" office:value="40619.76875">
                <text:p>40619.7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28 PM</text:p>
              </table:table-cell>
              <table:table-cell office:value-type="float" office:value="40619.7694444444">
                <text:p>40619.769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29 PM</text:p>
              </table:table-cell>
              <table:table-cell office:value-type="float" office:value="40619.7701388889">
                <text:p>40619.7701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30 PM</text:p>
              </table:table-cell>
              <table:table-cell office:value-type="float" office:value="40619.7708333333">
                <text:p>40619.7708333333</text:p>
              </table:table-cell>
              <table:table-cell office:value-type="float" office:value="0.148666666666667">
                <text:p>0.148666666666667</text:p>
              </table:table-cell>
            </table:table-row>
            <table:table-row>
              <table:table-cell office:value-type="string">
                <text:p>03/17/11 06:31 PM</text:p>
              </table:table-cell>
              <table:table-cell office:value-type="float" office:value="40619.7715277778">
                <text:p>40619.771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32 PM</text:p>
              </table:table-cell>
              <table:table-cell office:value-type="float" office:value="40619.7722222222">
                <text:p>40619.77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33 PM</text:p>
              </table:table-cell>
              <table:table-cell office:value-type="float" office:value="40619.7729166667">
                <text:p>40619.772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34 PM</text:p>
              </table:table-cell>
              <table:table-cell office:value-type="float" office:value="40619.7736111111">
                <text:p>40619.7736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35 PM</text:p>
              </table:table-cell>
              <table:table-cell office:value-type="float" office:value="40619.7743055556">
                <text:p>40619.7743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36 PM</text:p>
              </table:table-cell>
              <table:table-cell office:value-type="float" office:value="40619.775">
                <text:p>40619.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37 PM</text:p>
              </table:table-cell>
              <table:table-cell office:value-type="float" office:value="40619.7756944444">
                <text:p>40619.775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38 PM</text:p>
              </table:table-cell>
              <table:table-cell office:value-type="float" office:value="40619.7763888889">
                <text:p>40619.776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39 PM</text:p>
              </table:table-cell>
              <table:table-cell office:value-type="float" office:value="40619.7770833333">
                <text:p>40619.7770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40 PM</text:p>
              </table:table-cell>
              <table:table-cell office:value-type="float" office:value="40619.7777777778">
                <text:p>40619.7777777778</text:p>
              </table:table-cell>
              <table:table-cell office:value-type="float" office:value="0.156666666666667">
                <text:p>0.156666666666667</text:p>
              </table:table-cell>
            </table:table-row>
            <table:table-row>
              <table:table-cell office:value-type="string">
                <text:p>03/17/11 06:41 PM</text:p>
              </table:table-cell>
              <table:table-cell office:value-type="float" office:value="40619.7784722222">
                <text:p>40619.778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42 PM</text:p>
              </table:table-cell>
              <table:table-cell office:value-type="float" office:value="40619.7791666667">
                <text:p>40619.7791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43 PM</text:p>
              </table:table-cell>
              <table:table-cell office:value-type="float" office:value="40619.7798611111">
                <text:p>40619.779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44 PM</text:p>
              </table:table-cell>
              <table:table-cell office:value-type="float" office:value="40619.7805555556">
                <text:p>40619.780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45 PM</text:p>
              </table:table-cell>
              <table:table-cell office:value-type="float" office:value="40619.78125">
                <text:p>40619.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46 PM</text:p>
              </table:table-cell>
              <table:table-cell office:value-type="float" office:value="40619.7819444444">
                <text:p>40619.7819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47 PM</text:p>
              </table:table-cell>
              <table:table-cell office:value-type="float" office:value="40619.7826388889">
                <text:p>40619.782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48 PM</text:p>
              </table:table-cell>
              <table:table-cell office:value-type="float" office:value="40619.7833333333">
                <text:p>40619.78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49 PM</text:p>
              </table:table-cell>
              <table:table-cell office:value-type="float" office:value="40619.7840277778">
                <text:p>40619.7840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50 PM</text:p>
              </table:table-cell>
              <table:table-cell office:value-type="float" office:value="40619.7847222222">
                <text:p>40619.7847222222</text:p>
              </table:table-cell>
              <table:table-cell office:value-type="float" office:value="0.140666666666667">
                <text:p>0.140666666666667</text:p>
              </table:table-cell>
            </table:table-row>
            <table:table-row>
              <table:table-cell office:value-type="string">
                <text:p>03/17/11 06:51 PM</text:p>
              </table:table-cell>
              <table:table-cell office:value-type="float" office:value="40619.7854166667">
                <text:p>40619.7854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52 PM</text:p>
              </table:table-cell>
              <table:table-cell office:value-type="float" office:value="40619.7861111111">
                <text:p>40619.786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53 PM</text:p>
              </table:table-cell>
              <table:table-cell office:value-type="float" office:value="40619.7868055556">
                <text:p>40619.7868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54 PM</text:p>
              </table:table-cell>
              <table:table-cell office:value-type="float" office:value="40619.7875">
                <text:p>40619.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55 PM</text:p>
              </table:table-cell>
              <table:table-cell office:value-type="float" office:value="40619.7881944444">
                <text:p>40619.7881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56 PM</text:p>
              </table:table-cell>
              <table:table-cell office:value-type="float" office:value="40619.7888888889">
                <text:p>40619.7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57 PM</text:p>
              </table:table-cell>
              <table:table-cell office:value-type="float" office:value="40619.7895833333">
                <text:p>40619.7895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58 PM</text:p>
              </table:table-cell>
              <table:table-cell office:value-type="float" office:value="40619.7902777778">
                <text:p>40619.7902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6:59 PM</text:p>
              </table:table-cell>
              <table:table-cell office:value-type="float" office:value="40619.7909722222">
                <text:p>40619.790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00 PM</text:p>
              </table:table-cell>
              <table:table-cell office:value-type="float" office:value="40619.7916666667">
                <text:p>40619.7916666667</text:p>
              </table:table-cell>
              <table:table-cell office:value-type="float" office:value="0.147333333333333">
                <text:p>0.147333333333333</text:p>
              </table:table-cell>
            </table:table-row>
            <table:table-row>
              <table:table-cell office:value-type="string">
                <text:p>03/17/11 07:01 PM</text:p>
              </table:table-cell>
              <table:table-cell office:value-type="float" office:value="40619.7923611111">
                <text:p>40619.7923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02 PM</text:p>
              </table:table-cell>
              <table:table-cell office:value-type="float" office:value="40619.7930555556">
                <text:p>40619.7930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03 PM</text:p>
              </table:table-cell>
              <table:table-cell office:value-type="float" office:value="40619.79375">
                <text:p>40619.7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04 PM</text:p>
              </table:table-cell>
              <table:table-cell office:value-type="float" office:value="40619.7944444445">
                <text:p>40619.79444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05 PM</text:p>
              </table:table-cell>
              <table:table-cell office:value-type="float" office:value="40619.7951388889">
                <text:p>40619.7951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06 PM</text:p>
              </table:table-cell>
              <table:table-cell office:value-type="float" office:value="40619.7958333333">
                <text:p>40619.7958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07 PM</text:p>
              </table:table-cell>
              <table:table-cell office:value-type="float" office:value="40619.7965277778">
                <text:p>40619.796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08 PM</text:p>
              </table:table-cell>
              <table:table-cell office:value-type="float" office:value="40619.7972222222">
                <text:p>40619.797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09 PM</text:p>
              </table:table-cell>
              <table:table-cell office:value-type="float" office:value="40619.7979166667">
                <text:p>40619.797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10 PM</text:p>
              </table:table-cell>
              <table:table-cell office:value-type="float" office:value="40619.7986111111">
                <text:p>40619.7986111111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03/17/11 07:11 PM</text:p>
              </table:table-cell>
              <table:table-cell office:value-type="float" office:value="40619.7993055556">
                <text:p>40619.7993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12 PM</text:p>
              </table:table-cell>
              <table:table-cell office:value-type="float" office:value="40619.8">
                <text:p>4061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13 PM</text:p>
              </table:table-cell>
              <table:table-cell office:value-type="float" office:value="40619.8006944444">
                <text:p>40619.800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14 PM</text:p>
              </table:table-cell>
              <table:table-cell office:value-type="float" office:value="40619.8013888889">
                <text:p>40619.801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15 PM</text:p>
              </table:table-cell>
              <table:table-cell office:value-type="float" office:value="40619.8020833333">
                <text:p>40619.8020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16 PM</text:p>
              </table:table-cell>
              <table:table-cell office:value-type="float" office:value="40619.8027777778">
                <text:p>40619.802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17 PM</text:p>
              </table:table-cell>
              <table:table-cell office:value-type="float" office:value="40619.8034722222">
                <text:p>40619.803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18 PM</text:p>
              </table:table-cell>
              <table:table-cell office:value-type="float" office:value="40619.8041666667">
                <text:p>40619.8041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19 PM</text:p>
              </table:table-cell>
              <table:table-cell office:value-type="float" office:value="40619.8048611111">
                <text:p>40619.804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20 PM</text:p>
              </table:table-cell>
              <table:table-cell office:value-type="float" office:value="40619.8055555556">
                <text:p>40619.8055555556</text:p>
              </table:table-cell>
              <table:table-cell office:value-type="float" office:value="0.141333333333333">
                <text:p>0.141333333333333</text:p>
              </table:table-cell>
            </table:table-row>
            <table:table-row>
              <table:table-cell office:value-type="string">
                <text:p>03/17/11 07:21 PM</text:p>
              </table:table-cell>
              <table:table-cell office:value-type="float" office:value="40619.8062498843">
                <text:p>40619.8062498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22 PM</text:p>
              </table:table-cell>
              <table:table-cell office:value-type="float" office:value="40619.8069444444">
                <text:p>40619.8069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23 PM</text:p>
              </table:table-cell>
              <table:table-cell office:value-type="float" office:value="40619.8076388889">
                <text:p>40619.807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24 PM</text:p>
              </table:table-cell>
              <table:table-cell office:value-type="float" office:value="40619.8083333333">
                <text:p>40619.808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25 PM</text:p>
              </table:table-cell>
              <table:table-cell office:value-type="float" office:value="40619.8090277778">
                <text:p>40619.8090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26 PM</text:p>
              </table:table-cell>
              <table:table-cell office:value-type="float" office:value="40619.8097222222">
                <text:p>40619.809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27 PM</text:p>
              </table:table-cell>
              <table:table-cell office:value-type="float" office:value="40619.8104166667">
                <text:p>40619.8104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28 PM</text:p>
              </table:table-cell>
              <table:table-cell office:value-type="float" office:value="40619.8111111111">
                <text:p>40619.8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29 PM</text:p>
              </table:table-cell>
              <table:table-cell office:value-type="float" office:value="40619.8118055556">
                <text:p>40619.8118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30 PM</text:p>
              </table:table-cell>
              <table:table-cell office:value-type="float" office:value="40619.8125">
                <text:p>40619.8125</text:p>
              </table:table-cell>
              <table:table-cell office:value-type="float" office:value="0.172666666666667">
                <text:p>0.172666666666667</text:p>
              </table:table-cell>
            </table:table-row>
            <table:table-row>
              <table:table-cell office:value-type="string">
                <text:p>03/17/11 07:31 PM</text:p>
              </table:table-cell>
              <table:table-cell office:value-type="float" office:value="40619.8131944444">
                <text:p>40619.8131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33 PM</text:p>
              </table:table-cell>
              <table:table-cell office:value-type="float" office:value="40619.8145833333">
                <text:p>40619.8145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34 PM</text:p>
              </table:table-cell>
              <table:table-cell office:value-type="float" office:value="40619.8152777778">
                <text:p>40619.8152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35 PM</text:p>
              </table:table-cell>
              <table:table-cell office:value-type="float" office:value="40619.8159722222">
                <text:p>40619.815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36 PM</text:p>
              </table:table-cell>
              <table:table-cell office:value-type="float" office:value="40619.8166666667">
                <text:p>40619.81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37 PM</text:p>
              </table:table-cell>
              <table:table-cell office:value-type="float" office:value="40619.8173609954">
                <text:p>40619.8173609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38 PM</text:p>
              </table:table-cell>
              <table:table-cell office:value-type="float" office:value="40619.8180555556">
                <text:p>40619.8180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39 PM</text:p>
              </table:table-cell>
              <table:table-cell office:value-type="float" office:value="40619.81875">
                <text:p>40619.8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40 PM</text:p>
              </table:table-cell>
              <table:table-cell office:value-type="float" office:value="40619.8194444445">
                <text:p>40619.81944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41 PM</text:p>
              </table:table-cell>
              <table:table-cell office:value-type="float" office:value="40619.8201388889">
                <text:p>40619.8201388889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03/17/11 07:42 PM</text:p>
              </table:table-cell>
              <table:table-cell office:value-type="float" office:value="40619.8208333333">
                <text:p>40619.8208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43 PM</text:p>
              </table:table-cell>
              <table:table-cell office:value-type="float" office:value="40619.8215277778">
                <text:p>40619.821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44 PM</text:p>
              </table:table-cell>
              <table:table-cell office:value-type="float" office:value="40619.8222222222">
                <text:p>40619.8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45 PM</text:p>
              </table:table-cell>
              <table:table-cell office:value-type="float" office:value="40619.8229166667">
                <text:p>40619.822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46 PM</text:p>
              </table:table-cell>
              <table:table-cell office:value-type="float" office:value="40619.8236111111">
                <text:p>40619.8236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47 PM</text:p>
              </table:table-cell>
              <table:table-cell office:value-type="float" office:value="40619.8243055556">
                <text:p>40619.8243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48 PM</text:p>
              </table:table-cell>
              <table:table-cell office:value-type="float" office:value="40619.825">
                <text:p>40619.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49 PM</text:p>
              </table:table-cell>
              <table:table-cell office:value-type="float" office:value="40619.8256944444">
                <text:p>40619.825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50 PM</text:p>
              </table:table-cell>
              <table:table-cell office:value-type="float" office:value="40619.8263888889">
                <text:p>40619.826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51 PM</text:p>
              </table:table-cell>
              <table:table-cell office:value-type="float" office:value="40619.8270833333">
                <text:p>40619.827083333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03/17/11 07:52 PM</text:p>
              </table:table-cell>
              <table:table-cell office:value-type="float" office:value="40619.8277777778">
                <text:p>40619.82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53 PM</text:p>
              </table:table-cell>
              <table:table-cell office:value-type="float" office:value="40619.8284722222">
                <text:p>40619.828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54 PM</text:p>
              </table:table-cell>
              <table:table-cell office:value-type="float" office:value="40619.8291666667">
                <text:p>40619.8291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57 PM</text:p>
              </table:table-cell>
              <table:table-cell office:value-type="float" office:value="40619.83125">
                <text:p>40619.8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58 PM</text:p>
              </table:table-cell>
              <table:table-cell office:value-type="float" office:value="40619.8319444444">
                <text:p>40619.8319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7:59 PM</text:p>
              </table:table-cell>
              <table:table-cell office:value-type="float" office:value="40619.8326388889">
                <text:p>40619.832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00 PM</text:p>
              </table:table-cell>
              <table:table-cell office:value-type="float" office:value="40619.8333333333">
                <text:p>40619.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01 PM</text:p>
              </table:table-cell>
              <table:table-cell office:value-type="float" office:value="40619.8340277778">
                <text:p>40619.8340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02 PM</text:p>
              </table:table-cell>
              <table:table-cell office:value-type="float" office:value="40619.8347222222">
                <text:p>40619.834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03 PM</text:p>
              </table:table-cell>
              <table:table-cell office:value-type="float" office:value="40619.8354166667">
                <text:p>40619.8354166667</text:p>
              </table:table-cell>
              <table:table-cell office:value-type="float" office:value="0.141333333333333">
                <text:p>0.141333333333333</text:p>
              </table:table-cell>
            </table:table-row>
            <table:table-row>
              <table:table-cell office:value-type="string">
                <text:p>03/17/11 08:04 PM</text:p>
              </table:table-cell>
              <table:table-cell office:value-type="float" office:value="40619.8361111111">
                <text:p>40619.836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05 PM</text:p>
              </table:table-cell>
              <table:table-cell office:value-type="float" office:value="40619.8368055556">
                <text:p>40619.8368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06 PM</text:p>
              </table:table-cell>
              <table:table-cell office:value-type="float" office:value="40619.8375">
                <text:p>40619.8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07 PM</text:p>
              </table:table-cell>
              <table:table-cell office:value-type="float" office:value="40619.8381944444">
                <text:p>40619.8381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08 PM</text:p>
              </table:table-cell>
              <table:table-cell office:value-type="float" office:value="40619.8388888889">
                <text:p>40619.83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09 PM</text:p>
              </table:table-cell>
              <table:table-cell office:value-type="float" office:value="40619.8395833333">
                <text:p>40619.8395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10 PM</text:p>
              </table:table-cell>
              <table:table-cell office:value-type="float" office:value="40619.8402777778">
                <text:p>40619.8402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11 PM</text:p>
              </table:table-cell>
              <table:table-cell office:value-type="float" office:value="40619.8409722222">
                <text:p>40619.840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12 PM</text:p>
              </table:table-cell>
              <table:table-cell office:value-type="float" office:value="40619.8416666667">
                <text:p>40619.841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13 PM</text:p>
              </table:table-cell>
              <table:table-cell office:value-type="float" office:value="40619.8423611111">
                <text:p>40619.8423611111</text:p>
              </table:table-cell>
              <table:table-cell office:value-type="float" office:value="0.143333333333333">
                <text:p>0.143333333333333</text:p>
              </table:table-cell>
            </table:table-row>
            <table:table-row>
              <table:table-cell office:value-type="string">
                <text:p>03/17/11 08:14 PM</text:p>
              </table:table-cell>
              <table:table-cell office:value-type="float" office:value="40619.8430555556">
                <text:p>40619.8430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15 PM</text:p>
              </table:table-cell>
              <table:table-cell office:value-type="float" office:value="40619.84375">
                <text:p>40619.8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16 PM</text:p>
              </table:table-cell>
              <table:table-cell office:value-type="float" office:value="40619.8444444444">
                <text:p>40619.8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17 PM</text:p>
              </table:table-cell>
              <table:table-cell office:value-type="float" office:value="40619.8451388889">
                <text:p>40619.8451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18 PM</text:p>
              </table:table-cell>
              <table:table-cell office:value-type="float" office:value="40619.8458333333">
                <text:p>40619.8458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19 PM</text:p>
              </table:table-cell>
              <table:table-cell office:value-type="float" office:value="40619.8465277778">
                <text:p>40619.846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20 PM</text:p>
              </table:table-cell>
              <table:table-cell office:value-type="float" office:value="40619.8472222222">
                <text:p>40619.847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21 PM</text:p>
              </table:table-cell>
              <table:table-cell office:value-type="float" office:value="40619.8479166667">
                <text:p>40619.847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22 PM</text:p>
              </table:table-cell>
              <table:table-cell office:value-type="float" office:value="40619.8486111111">
                <text:p>40619.8486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23 PM</text:p>
              </table:table-cell>
              <table:table-cell office:value-type="float" office:value="40619.8493055556">
                <text:p>40619.8493055556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03/17/11 08:24 PM</text:p>
              </table:table-cell>
              <table:table-cell office:value-type="float" office:value="40619.85">
                <text:p>40619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25 PM</text:p>
              </table:table-cell>
              <table:table-cell office:value-type="float" office:value="40619.8506944445">
                <text:p>40619.85069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26 PM</text:p>
              </table:table-cell>
              <table:table-cell office:value-type="float" office:value="40619.8513888889">
                <text:p>40619.851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27 PM</text:p>
              </table:table-cell>
              <table:table-cell office:value-type="float" office:value="40619.8520833333">
                <text:p>40619.8520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28 PM</text:p>
              </table:table-cell>
              <table:table-cell office:value-type="float" office:value="40619.8527777778">
                <text:p>40619.852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29 PM</text:p>
              </table:table-cell>
              <table:table-cell office:value-type="float" office:value="40619.8534722222">
                <text:p>40619.853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30 PM</text:p>
              </table:table-cell>
              <table:table-cell office:value-type="float" office:value="40619.8541666667">
                <text:p>40619.8541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31 PM</text:p>
              </table:table-cell>
              <table:table-cell office:value-type="float" office:value="40619.8548611111">
                <text:p>40619.854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32 PM</text:p>
              </table:table-cell>
              <table:table-cell office:value-type="float" office:value="40619.8555555556">
                <text:p>40619.8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33 PM</text:p>
              </table:table-cell>
              <table:table-cell office:value-type="float" office:value="40619.85625">
                <text:p>40619.85625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03/17/11 08:34 PM</text:p>
              </table:table-cell>
              <table:table-cell office:value-type="float" office:value="40619.8569444444">
                <text:p>40619.8569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35 PM</text:p>
              </table:table-cell>
              <table:table-cell office:value-type="float" office:value="40619.8576388889">
                <text:p>40619.857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36 PM</text:p>
              </table:table-cell>
              <table:table-cell office:value-type="float" office:value="40619.8583333333">
                <text:p>40619.858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37 PM</text:p>
              </table:table-cell>
              <table:table-cell office:value-type="float" office:value="40619.8590277778">
                <text:p>40619.8590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38 PM</text:p>
              </table:table-cell>
              <table:table-cell office:value-type="float" office:value="40619.8597222222">
                <text:p>40619.859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40 PM</text:p>
              </table:table-cell>
              <table:table-cell office:value-type="float" office:value="40619.8611111111">
                <text:p>40619.86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41 PM</text:p>
              </table:table-cell>
              <table:table-cell office:value-type="float" office:value="40619.8618055556">
                <text:p>40619.8618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42 PM</text:p>
              </table:table-cell>
              <table:table-cell office:value-type="float" office:value="40619.8625">
                <text:p>40619.8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43 PM</text:p>
              </table:table-cell>
              <table:table-cell office:value-type="float" office:value="40619.8631944445">
                <text:p>40619.86319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44 PM</text:p>
              </table:table-cell>
              <table:table-cell office:value-type="float" office:value="40619.8638888889">
                <text:p>40619.863888888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03/17/11 08:45 PM</text:p>
              </table:table-cell>
              <table:table-cell office:value-type="float" office:value="40619.8645833333">
                <text:p>40619.8645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46 PM</text:p>
              </table:table-cell>
              <table:table-cell office:value-type="float" office:value="40619.8652777778">
                <text:p>40619.8652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47 PM</text:p>
              </table:table-cell>
              <table:table-cell office:value-type="float" office:value="40619.8659722222">
                <text:p>40619.865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48 PM</text:p>
              </table:table-cell>
              <table:table-cell office:value-type="float" office:value="40619.8666666667">
                <text:p>40619.8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49 PM</text:p>
              </table:table-cell>
              <table:table-cell office:value-type="float" office:value="40619.8673611111">
                <text:p>40619.8673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50 PM</text:p>
              </table:table-cell>
              <table:table-cell office:value-type="float" office:value="40619.8680555556">
                <text:p>40619.8680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51 PM</text:p>
              </table:table-cell>
              <table:table-cell office:value-type="float" office:value="40619.86875">
                <text:p>40619.8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52 PM</text:p>
              </table:table-cell>
              <table:table-cell office:value-type="float" office:value="40619.8694444444">
                <text:p>40619.869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53 PM</text:p>
              </table:table-cell>
              <table:table-cell office:value-type="float" office:value="40619.8701388889">
                <text:p>40619.8701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54 PM</text:p>
              </table:table-cell>
              <table:table-cell office:value-type="float" office:value="40619.8708333333">
                <text:p>40619.8708333333</text:p>
              </table:table-cell>
              <table:table-cell office:value-type="float" office:value="0.145333333333333">
                <text:p>0.145333333333333</text:p>
              </table:table-cell>
            </table:table-row>
            <table:table-row>
              <table:table-cell office:value-type="string">
                <text:p>03/17/11 08:55 PM</text:p>
              </table:table-cell>
              <table:table-cell office:value-type="float" office:value="40619.8715277778">
                <text:p>40619.871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56 PM</text:p>
              </table:table-cell>
              <table:table-cell office:value-type="float" office:value="40619.8722222222">
                <text:p>40619.87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57 PM</text:p>
              </table:table-cell>
              <table:table-cell office:value-type="float" office:value="40619.8729166667">
                <text:p>40619.872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58 PM</text:p>
              </table:table-cell>
              <table:table-cell office:value-type="float" office:value="40619.8736111111">
                <text:p>40619.8736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8:59 PM</text:p>
              </table:table-cell>
              <table:table-cell office:value-type="float" office:value="40619.8743055556">
                <text:p>40619.8743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00 PM</text:p>
              </table:table-cell>
              <table:table-cell office:value-type="float" office:value="40619.875">
                <text:p>40619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01 PM</text:p>
              </table:table-cell>
              <table:table-cell office:value-type="float" office:value="40619.8756944445">
                <text:p>40619.87569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02 PM</text:p>
              </table:table-cell>
              <table:table-cell office:value-type="float" office:value="40619.8763888889">
                <text:p>40619.876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03 PM</text:p>
              </table:table-cell>
              <table:table-cell office:value-type="float" office:value="40619.8770833333">
                <text:p>40619.8770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04 PM</text:p>
              </table:table-cell>
              <table:table-cell office:value-type="float" office:value="40619.8777777778">
                <text:p>40619.8777777778</text:p>
              </table:table-cell>
              <table:table-cell office:value-type="float" office:value="0.126666666666667">
                <text:p>0.126666666666667</text:p>
              </table:table-cell>
            </table:table-row>
            <table:table-row>
              <table:table-cell office:value-type="string">
                <text:p>03/17/11 09:05 PM</text:p>
              </table:table-cell>
              <table:table-cell office:value-type="float" office:value="40619.8784722222">
                <text:p>40619.878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06 PM</text:p>
              </table:table-cell>
              <table:table-cell office:value-type="float" office:value="40619.8791666667">
                <text:p>40619.8791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07 PM</text:p>
              </table:table-cell>
              <table:table-cell office:value-type="float" office:value="40619.8798611111">
                <text:p>40619.879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08 PM</text:p>
              </table:table-cell>
              <table:table-cell office:value-type="float" office:value="40619.8805555556">
                <text:p>40619.880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09 PM</text:p>
              </table:table-cell>
              <table:table-cell office:value-type="float" office:value="40619.88125">
                <text:p>40619.8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10 PM</text:p>
              </table:table-cell>
              <table:table-cell office:value-type="float" office:value="40619.8819444445">
                <text:p>40619.88194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11 PM</text:p>
              </table:table-cell>
              <table:table-cell office:value-type="float" office:value="40619.8826388889">
                <text:p>40619.882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12 PM</text:p>
              </table:table-cell>
              <table:table-cell office:value-type="float" office:value="40619.8833333333">
                <text:p>40619.88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13 PM</text:p>
              </table:table-cell>
              <table:table-cell office:value-type="float" office:value="40619.8840277778">
                <text:p>40619.8840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14 PM</text:p>
              </table:table-cell>
              <table:table-cell office:value-type="float" office:value="40619.8847222222">
                <text:p>40619.8847222222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03/17/11 09:15 PM</text:p>
              </table:table-cell>
              <table:table-cell office:value-type="float" office:value="40619.8854166667">
                <text:p>40619.8854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16 PM</text:p>
              </table:table-cell>
              <table:table-cell office:value-type="float" office:value="40619.8861111111">
                <text:p>40619.886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17 PM</text:p>
              </table:table-cell>
              <table:table-cell office:value-type="float" office:value="40619.8868055556">
                <text:p>40619.8868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18 PM</text:p>
              </table:table-cell>
              <table:table-cell office:value-type="float" office:value="40619.8875">
                <text:p>40619.8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19 PM</text:p>
              </table:table-cell>
              <table:table-cell office:value-type="float" office:value="40619.8881944444">
                <text:p>40619.8881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20 PM</text:p>
              </table:table-cell>
              <table:table-cell office:value-type="float" office:value="40619.8888888889">
                <text:p>40619.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21 PM</text:p>
              </table:table-cell>
              <table:table-cell office:value-type="float" office:value="40619.8895833333">
                <text:p>40619.8895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22 PM</text:p>
              </table:table-cell>
              <table:table-cell office:value-type="float" office:value="40619.8902777778">
                <text:p>40619.8902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23 PM</text:p>
              </table:table-cell>
              <table:table-cell office:value-type="float" office:value="40619.8909722222">
                <text:p>40619.890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24 PM</text:p>
              </table:table-cell>
              <table:table-cell office:value-type="float" office:value="40619.8916666667">
                <text:p>40619.8916666667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03/17/11 09:25 PM</text:p>
              </table:table-cell>
              <table:table-cell office:value-type="float" office:value="40619.8923611111">
                <text:p>40619.8923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26 PM</text:p>
              </table:table-cell>
              <table:table-cell office:value-type="float" office:value="40619.8930555556">
                <text:p>40619.8930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27 PM</text:p>
              </table:table-cell>
              <table:table-cell office:value-type="float" office:value="40619.89375">
                <text:p>40619.8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28 PM</text:p>
              </table:table-cell>
              <table:table-cell office:value-type="float" office:value="40619.8944444444">
                <text:p>40619.89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29 PM</text:p>
              </table:table-cell>
              <table:table-cell office:value-type="float" office:value="40619.8951388889">
                <text:p>40619.8951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30 PM</text:p>
              </table:table-cell>
              <table:table-cell office:value-type="float" office:value="40619.8958333333">
                <text:p>40619.8958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31 PM</text:p>
              </table:table-cell>
              <table:table-cell office:value-type="float" office:value="40619.8965277778">
                <text:p>40619.896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32 PM</text:p>
              </table:table-cell>
              <table:table-cell office:value-type="float" office:value="40619.8972222222">
                <text:p>40619.897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33 PM</text:p>
              </table:table-cell>
              <table:table-cell office:value-type="float" office:value="40619.8979166667">
                <text:p>40619.897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34 PM</text:p>
              </table:table-cell>
              <table:table-cell office:value-type="float" office:value="40619.8986111111">
                <text:p>40619.8986111111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03/17/11 09:35 PM</text:p>
              </table:table-cell>
              <table:table-cell office:value-type="float" office:value="40619.8993055556">
                <text:p>40619.8993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36 PM</text:p>
              </table:table-cell>
              <table:table-cell office:value-type="float" office:value="40619.9">
                <text:p>4061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37 PM</text:p>
              </table:table-cell>
              <table:table-cell office:value-type="float" office:value="40619.9006944444">
                <text:p>40619.900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38 PM</text:p>
              </table:table-cell>
              <table:table-cell office:value-type="float" office:value="40619.9013888889">
                <text:p>40619.901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39 PM</text:p>
              </table:table-cell>
              <table:table-cell office:value-type="float" office:value="40619.9020833333">
                <text:p>40619.9020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40 PM</text:p>
              </table:table-cell>
              <table:table-cell office:value-type="float" office:value="40619.9027777778">
                <text:p>40619.902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41 PM</text:p>
              </table:table-cell>
              <table:table-cell office:value-type="float" office:value="40619.9034722222">
                <text:p>40619.903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42 PM</text:p>
              </table:table-cell>
              <table:table-cell office:value-type="float" office:value="40619.9041666667">
                <text:p>40619.9041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43 PM</text:p>
              </table:table-cell>
              <table:table-cell office:value-type="float" office:value="40619.9048611111">
                <text:p>40619.904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44 PM</text:p>
              </table:table-cell>
              <table:table-cell office:value-type="float" office:value="40619.9055555556">
                <text:p>40619.905555555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03/17/11 09:45 PM</text:p>
              </table:table-cell>
              <table:table-cell office:value-type="float" office:value="40619.90625">
                <text:p>40619.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46 PM</text:p>
              </table:table-cell>
              <table:table-cell office:value-type="float" office:value="40619.9069444445">
                <text:p>40619.90694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47 PM</text:p>
              </table:table-cell>
              <table:table-cell office:value-type="float" office:value="40619.9076388889">
                <text:p>40619.907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48 PM</text:p>
              </table:table-cell>
              <table:table-cell office:value-type="float" office:value="40619.9083333333">
                <text:p>40619.908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49 PM</text:p>
              </table:table-cell>
              <table:table-cell office:value-type="float" office:value="40619.9090277778">
                <text:p>40619.9090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50 PM</text:p>
              </table:table-cell>
              <table:table-cell office:value-type="float" office:value="40619.9097222222">
                <text:p>40619.909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51 PM</text:p>
              </table:table-cell>
              <table:table-cell office:value-type="float" office:value="40619.9104166667">
                <text:p>40619.9104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53 PM</text:p>
              </table:table-cell>
              <table:table-cell office:value-type="float" office:value="40619.9118055556">
                <text:p>40619.9118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54 PM</text:p>
              </table:table-cell>
              <table:table-cell office:value-type="float" office:value="40619.9125">
                <text:p>40619.9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55 PM</text:p>
              </table:table-cell>
              <table:table-cell office:value-type="float" office:value="40619.9131944444">
                <text:p>40619.913194444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03/17/11 09:56 PM</text:p>
              </table:table-cell>
              <table:table-cell office:value-type="float" office:value="40619.9138888889">
                <text:p>40619.913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57 PM</text:p>
              </table:table-cell>
              <table:table-cell office:value-type="float" office:value="40619.9145833333">
                <text:p>40619.9145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58 PM</text:p>
              </table:table-cell>
              <table:table-cell office:value-type="float" office:value="40619.9152777778">
                <text:p>40619.9152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09:59 PM</text:p>
              </table:table-cell>
              <table:table-cell office:value-type="float" office:value="40619.9159722222">
                <text:p>40619.9159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00 PM</text:p>
              </table:table-cell>
              <table:table-cell office:value-type="float" office:value="40619.9166666667">
                <text:p>40619.91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01 PM</text:p>
              </table:table-cell>
              <table:table-cell office:value-type="float" office:value="40619.9173611111">
                <text:p>40619.9173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02 PM</text:p>
              </table:table-cell>
              <table:table-cell office:value-type="float" office:value="40619.9180555555">
                <text:p>40619.918055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03 PM</text:p>
              </table:table-cell>
              <table:table-cell office:value-type="float" office:value="40619.91875">
                <text:p>40619.9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04 PM</text:p>
              </table:table-cell>
              <table:table-cell office:value-type="float" office:value="40619.9194444444">
                <text:p>40619.919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05 PM</text:p>
              </table:table-cell>
              <table:table-cell office:value-type="float" office:value="40619.9201388889">
                <text:p>40619.9201388889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03/17/11 10:06 PM</text:p>
              </table:table-cell>
              <table:table-cell office:value-type="float" office:value="40619.9208333333">
                <text:p>40619.9208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07 PM</text:p>
              </table:table-cell>
              <table:table-cell office:value-type="float" office:value="40619.9215277778">
                <text:p>40619.921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08 PM</text:p>
              </table:table-cell>
              <table:table-cell office:value-type="float" office:value="40619.9222222222">
                <text:p>40619.9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09 PM</text:p>
              </table:table-cell>
              <table:table-cell office:value-type="float" office:value="40619.9229166667">
                <text:p>40619.9229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10 PM</text:p>
              </table:table-cell>
              <table:table-cell office:value-type="float" office:value="40619.9236111111">
                <text:p>40619.9236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11 PM</text:p>
              </table:table-cell>
              <table:table-cell office:value-type="float" office:value="40619.9243055556">
                <text:p>40619.9243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12 PM</text:p>
              </table:table-cell>
              <table:table-cell office:value-type="float" office:value="40619.925">
                <text:p>40619.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13 PM</text:p>
              </table:table-cell>
              <table:table-cell office:value-type="float" office:value="40619.9256944444">
                <text:p>40619.9256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14 PM</text:p>
              </table:table-cell>
              <table:table-cell office:value-type="float" office:value="40619.9263888889">
                <text:p>40619.9263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15 PM</text:p>
              </table:table-cell>
              <table:table-cell office:value-type="float" office:value="40619.9270833333">
                <text:p>40619.9270833333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03/17/11 10:16 PM</text:p>
              </table:table-cell>
              <table:table-cell office:value-type="float" office:value="40619.9277777778">
                <text:p>40619.92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17 PM</text:p>
              </table:table-cell>
              <table:table-cell office:value-type="float" office:value="40619.9284722222">
                <text:p>40619.92847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18 PM</text:p>
              </table:table-cell>
              <table:table-cell office:value-type="float" office:value="40619.9291666667">
                <text:p>40619.9291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19 PM</text:p>
              </table:table-cell>
              <table:table-cell office:value-type="float" office:value="40619.9298611111">
                <text:p>40619.92986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20 PM</text:p>
              </table:table-cell>
              <table:table-cell office:value-type="float" office:value="40619.9305555556">
                <text:p>40619.930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21 PM</text:p>
              </table:table-cell>
              <table:table-cell office:value-type="float" office:value="40619.9312498843">
                <text:p>40619.9312498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22 PM</text:p>
              </table:table-cell>
              <table:table-cell office:value-type="float" office:value="40619.9319444444">
                <text:p>40619.9319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23 PM</text:p>
              </table:table-cell>
              <table:table-cell office:value-type="float" office:value="40619.9326388889">
                <text:p>40619.9326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24 PM</text:p>
              </table:table-cell>
              <table:table-cell office:value-type="float" office:value="40619.9333333333">
                <text:p>40619.9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25 PM</text:p>
              </table:table-cell>
              <table:table-cell office:value-type="float" office:value="40619.9340277778">
                <text:p>40619.934027777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03/17/11 10:26 PM</text:p>
              </table:table-cell>
              <table:table-cell office:value-type="float" office:value="40619.9347222222">
                <text:p>40619.9347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27 PM</text:p>
              </table:table-cell>
              <table:table-cell office:value-type="float" office:value="40619.9354166667">
                <text:p>40619.93541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28 PM</text:p>
              </table:table-cell>
              <table:table-cell office:value-type="float" office:value="40619.9361111111">
                <text:p>40619.936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29 PM</text:p>
              </table:table-cell>
              <table:table-cell office:value-type="float" office:value="40619.9368055556">
                <text:p>40619.93680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30 PM</text:p>
              </table:table-cell>
              <table:table-cell office:value-type="float" office:value="40619.9375">
                <text:p>40619.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31 PM</text:p>
              </table:table-cell>
              <table:table-cell office:value-type="float" office:value="40619.9381944444">
                <text:p>40619.93819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32 PM</text:p>
              </table:table-cell>
              <table:table-cell office:value-type="float" office:value="40619.9388888889">
                <text:p>40619.93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33 PM</text:p>
              </table:table-cell>
              <table:table-cell office:value-type="float" office:value="40619.9395833333">
                <text:p>40619.93958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34 PM</text:p>
              </table:table-cell>
              <table:table-cell office:value-type="float" office:value="40619.9402777778">
                <text:p>40619.9402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35 PM</text:p>
              </table:table-cell>
              <table:table-cell office:value-type="float" office:value="40619.9409722222">
                <text:p>40619.9409722222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03/17/11 10:36 PM</text:p>
              </table:table-cell>
              <table:table-cell office:value-type="float" office:value="40619.9416666667">
                <text:p>40619.941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37 PM</text:p>
              </table:table-cell>
              <table:table-cell office:value-type="float" office:value="40619.9423609954">
                <text:p>40619.9423609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38 PM</text:p>
              </table:table-cell>
              <table:table-cell office:value-type="float" office:value="40619.9430555556">
                <text:p>40619.9430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39 PM</text:p>
              </table:table-cell>
              <table:table-cell office:value-type="float" office:value="40619.94375">
                <text:p>40619.9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40 PM</text:p>
              </table:table-cell>
              <table:table-cell office:value-type="float" office:value="40619.9444444444">
                <text:p>40619.9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41 PM</text:p>
              </table:table-cell>
              <table:table-cell office:value-type="float" office:value="40619.9451388889">
                <text:p>40619.94513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42 PM</text:p>
              </table:table-cell>
              <table:table-cell office:value-type="float" office:value="40619.9458333333">
                <text:p>40619.9458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43 PM</text:p>
              </table:table-cell>
              <table:table-cell office:value-type="float" office:value="40619.9465277778">
                <text:p>40619.94652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44 PM</text:p>
              </table:table-cell>
              <table:table-cell office:value-type="float" office:value="40619.9472222222">
                <text:p>40619.947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7/11 10:45 PM</text:p>
              </table:table-cell>
              <table:table-cell office:value-type="float" office:value="40619.9479166667">
                <text:p>40619.9479166667</text:p>
              </table:table-cell>
              <table:table-cell office:value-type="float" office:value="0.158">
                <text:p>0.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treat-empty-cells="ignore" chart:spline-order="3" chart:right-angled-axes="true"/>
    </style:style>
    <style:style style:name="ch4" style:family="chart" style:data-style-name="N50">
      <style:chart-properties chart:display-label="true" chart:logarithmic="false" chart:minimum="40619.75" chart:maximum="40619.9513888889" chart:interval-major="0.0416666666666667" chart:interval-minor-divisor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tick-marks-minor-inner="false" chart:tick-marks-minor-outer="true" chart:logarithmic="false" chart:interval-minor-divisor="5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mean-value="true">
        <chart:symbol-image xlink:href="Pictures/100002000000000E000000076BEC588A.gif" xlink:type="simple" xlink:actuate="onLoad"/>
      </style:chart-properties>
      <style:graphic-properties svg:stroke-width="0.127cm" svg:stroke-color="#ff0000" draw:fill-color="#ff0000"/>
      <style:text-properties fo:font-size="6pt" style:font-size-asian="6pt" style:font-size-complex="6pt"/>
    </style:style>
    <style:style style:name="ch10" style:family="chart">
      <style:graphic-properties svg:stroke-width="0.051cm" svg:stroke-color="#ffd320"/>
    </style:style>
    <style:style style:name="ch11" style:family="chart" style:data-style-name="N0">
      <style:chart-properties chart:symbol-type="none"/>
      <style:graphic-properties svg:stroke-width="0.08cm" svg:stroke-color="#004586" svg:stroke-opacity="50%" draw:fill-color="#004586" draw:opacity="50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66cm" svg:height="12.035cm" xlink:href=".." xlink:type="simple" chart:class="chart:scatter" chart:column-mapping="0" chart:style-name="ch1">
        <chart:legend chart:legend-position="end" svg:x="23.985cm" svg:y="5.548cm" chart:style-name="ch2"/>
        <chart:plot-area chart:style-name="ch3" table:cell-range-address="Sheet1.A3:Sheet1.B273 Sheet1.C1:Sheet1.C273" chart:data-source-has-labels="column" svg:x="2.297cm" svg:y="0.292cm" svg:width="19.543cm" svg:height="10.776cm">
          <chartooo:coordinate-region svg:x="3.475cm" svg:y="0.478cm" svg:width="18.365cm" svg:height="9.97cm"/>
          <chart:axis chart:dimension="x" chart:name="primary-x" chart:style-name="ch4">
            <chart:title svg:x="11.45cm" svg:y="11.157cm" chart:style-name="ch5">
              <text:p>Date</text:p>
            </chart:title>
            <chart:categories table:cell-range-address="Sheet1.A3:Sheet1.A273"/>
          </chart:axis>
          <chart:axis chart:dimension="y" chart:name="primary-y" chart:style-name="ch6">
            <chart:title svg:x="0.902cm" svg:y="6.325cm" chart:style-name="ch7">
              <text:p>CPM</text:p>
            </chart:title>
            <chart:grid chart:style-name="ch8" chart:class="major"/>
          </chart:axis>
          <chart:series chart:style-name="ch9" chart:values-cell-range-address="Sheet1.C1:Sheet1.C273" chart:class="chart:scatter">
            <chart:domain table:cell-range-address="Sheet1.A3:Sheet1.A273"/>
            <chart:mean-value chart:style-name="ch10"/>
            <chart:data-point chart:repeated="273"/>
          </chart:series>
          <chart:series chart:style-name="ch11" chart:values-cell-range-address="Sheet1.B3:Sheet1.B273" chart:class="chart:scatter">
            <chart:data-point chart:repeated="2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3:Sheet1.A273</svg:desc>
                </draw:g>
              </table:table-cell>
              <table:table-cell office:value-type="float" office:value="NaN">
                <text:p>NaN</text:p>
                <draw:g>
                  <svg:desc>Sheet1.A3:Sheet1.A273</svg:desc>
                </draw:g>
              </table:table-cell>
              <table:table-cell office:value-type="float" office:value="NaN">
                <text:p>NaN</text:p>
                <draw:g>
                  <svg:desc>Sheet1.C1:Sheet1.C273</svg:desc>
                </draw:g>
              </table:table-cell>
              <table:table-cell office:value-type="float" office:value="NaN">
                <text:p>NaN</text:p>
                <draw:g>
                  <svg:desc>Sheet1.B3:Sheet1.B273</svg:desc>
                </draw:g>
              </table:table-cell>
            </table:table-row>
            <table:table-row>
              <table:table-cell office:value-type="string">
                <text:p>03/17/11 06:10 PM</text:p>
              </table:table-cell>
              <table:table-cell office:value-type="float" office:value="40619.7569444444">
                <text:p>40619.756944444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6:11 PM</text:p>
              </table:table-cell>
              <table:table-cell office:value-type="float" office:value="40619.7576388889">
                <text:p>40619.757638888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6:12 PM</text:p>
              </table:table-cell>
              <table:table-cell office:value-type="float" office:value="40619.7583333333">
                <text:p>40619.758333333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6:13 PM</text:p>
              </table:table-cell>
              <table:table-cell office:value-type="float" office:value="40619.7590277778">
                <text:p>40619.759027777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3/17/11 06:14 PM</text:p>
              </table:table-cell>
              <table:table-cell office:value-type="float" office:value="40619.7597222222">
                <text:p>40619.759722222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6:15 PM</text:p>
              </table:table-cell>
              <table:table-cell office:value-type="float" office:value="40619.7604166667">
                <text:p>40619.7604166667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6:16 PM</text:p>
              </table:table-cell>
              <table:table-cell office:value-type="float" office:value="40619.7611111111">
                <text:p>40619.761111111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3/17/11 06:17 PM</text:p>
              </table:table-cell>
              <table:table-cell office:value-type="float" office:value="40619.7618055556">
                <text:p>40619.761805555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6:18 PM</text:p>
              </table:table-cell>
              <table:table-cell office:value-type="float" office:value="40619.7625">
                <text:p>40619.7625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3/17/11 06:19 PM</text:p>
              </table:table-cell>
              <table:table-cell office:value-type="float" office:value="40619.7631944445">
                <text:p>40619.763194444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6:21 PM</text:p>
              </table:table-cell>
              <table:table-cell office:value-type="float" office:value="40619.7645833333">
                <text:p>40619.764583333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06:22 PM</text:p>
              </table:table-cell>
              <table:table-cell office:value-type="float" office:value="40619.7652777778">
                <text:p>40619.7652777778</text:p>
              </table:table-cell>
              <table:table-cell office:value-type="float" office:value="23.5">
                <text:p>23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6:23 PM</text:p>
              </table:table-cell>
              <table:table-cell office:value-type="float" office:value="40619.7659722222">
                <text:p>40619.765972222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6:24 PM</text:p>
              </table:table-cell>
              <table:table-cell office:value-type="float" office:value="40619.7666666667">
                <text:p>40619.766666666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6:25 PM</text:p>
              </table:table-cell>
              <table:table-cell office:value-type="float" office:value="40619.7673611111">
                <text:p>40619.767361111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6:26 PM</text:p>
              </table:table-cell>
              <table:table-cell office:value-type="float" office:value="40619.7680555556">
                <text:p>40619.768055555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6:27 PM</text:p>
              </table:table-cell>
              <table:table-cell office:value-type="float" office:value="40619.76875">
                <text:p>40619.7687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6:28 PM</text:p>
              </table:table-cell>
              <table:table-cell office:value-type="float" office:value="40619.7694444444">
                <text:p>40619.769444444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6:29 PM</text:p>
              </table:table-cell>
              <table:table-cell office:value-type="float" office:value="40619.7701388889">
                <text:p>40619.770138888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6:30 PM</text:p>
              </table:table-cell>
              <table:table-cell office:value-type="float" office:value="40619.7708333333">
                <text:p>40619.770833333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06:31 PM</text:p>
              </table:table-cell>
              <table:table-cell office:value-type="float" office:value="40619.7715277778">
                <text:p>40619.771527777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6:32 PM</text:p>
              </table:table-cell>
              <table:table-cell office:value-type="float" office:value="40619.7722222222">
                <text:p>40619.7722222222</text:p>
              </table:table-cell>
              <table:table-cell office:value-type="float" office:value="22.3">
                <text:p>2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6:33 PM</text:p>
              </table:table-cell>
              <table:table-cell office:value-type="float" office:value="40619.7729166667">
                <text:p>40619.772916666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3/17/11 06:34 PM</text:p>
              </table:table-cell>
              <table:table-cell office:value-type="float" office:value="40619.7736111111">
                <text:p>40619.7736111111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7/11 06:35 PM</text:p>
              </table:table-cell>
              <table:table-cell office:value-type="float" office:value="40619.7743055556">
                <text:p>40619.774305555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6:36 PM</text:p>
              </table:table-cell>
              <table:table-cell office:value-type="float" office:value="40619.775">
                <text:p>40619.775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3/17/11 06:37 PM</text:p>
              </table:table-cell>
              <table:table-cell office:value-type="float" office:value="40619.7756944444">
                <text:p>40619.775694444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6:38 PM</text:p>
              </table:table-cell>
              <table:table-cell office:value-type="float" office:value="40619.7763888889">
                <text:p>40619.7763888889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6:39 PM</text:p>
              </table:table-cell>
              <table:table-cell office:value-type="float" office:value="40619.7770833333">
                <text:p>40619.777083333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6:40 PM</text:p>
              </table:table-cell>
              <table:table-cell office:value-type="float" office:value="40619.7777777778">
                <text:p>40619.777777777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6:41 PM</text:p>
              </table:table-cell>
              <table:table-cell office:value-type="float" office:value="40619.7784722222">
                <text:p>40619.7784722222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3/17/11 06:42 PM</text:p>
              </table:table-cell>
              <table:table-cell office:value-type="float" office:value="40619.7791666667">
                <text:p>40619.7791666667</text:p>
              </table:table-cell>
              <table:table-cell office:value-type="float" office:value="23.5">
                <text:p>23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6:43 PM</text:p>
              </table:table-cell>
              <table:table-cell office:value-type="float" office:value="40619.7798611111">
                <text:p>40619.7798611111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6:44 PM</text:p>
              </table:table-cell>
              <table:table-cell office:value-type="float" office:value="40619.7805555556">
                <text:p>40619.780555555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6:45 PM</text:p>
              </table:table-cell>
              <table:table-cell office:value-type="float" office:value="40619.78125">
                <text:p>40619.7812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17/11 06:46 PM</text:p>
              </table:table-cell>
              <table:table-cell office:value-type="float" office:value="40619.7819444444">
                <text:p>40619.781944444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6:47 PM</text:p>
              </table:table-cell>
              <table:table-cell office:value-type="float" office:value="40619.7826388889">
                <text:p>40619.782638888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6:48 PM</text:p>
              </table:table-cell>
              <table:table-cell office:value-type="float" office:value="40619.7833333333">
                <text:p>40619.7833333333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3/17/11 06:49 PM</text:p>
              </table:table-cell>
              <table:table-cell office:value-type="float" office:value="40619.7840277778">
                <text:p>40619.784027777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6:50 PM</text:p>
              </table:table-cell>
              <table:table-cell office:value-type="float" office:value="40619.7847222222">
                <text:p>40619.784722222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3/17/11 06:51 PM</text:p>
              </table:table-cell>
              <table:table-cell office:value-type="float" office:value="40619.7854166667">
                <text:p>40619.785416666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06:52 PM</text:p>
              </table:table-cell>
              <table:table-cell office:value-type="float" office:value="40619.7861111111">
                <text:p>40619.7861111111</text:p>
              </table:table-cell>
              <table:table-cell office:value-type="float" office:value="21.1">
                <text:p>21.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6:53 PM</text:p>
              </table:table-cell>
              <table:table-cell office:value-type="float" office:value="40619.7868055556">
                <text:p>40619.786805555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6:54 PM</text:p>
              </table:table-cell>
              <table:table-cell office:value-type="float" office:value="40619.7875">
                <text:p>40619.7875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6:55 PM</text:p>
              </table:table-cell>
              <table:table-cell office:value-type="float" office:value="40619.7881944444">
                <text:p>40619.788194444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6:56 PM</text:p>
              </table:table-cell>
              <table:table-cell office:value-type="float" office:value="40619.7888888889">
                <text:p>40619.788888888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6:57 PM</text:p>
              </table:table-cell>
              <table:table-cell office:value-type="float" office:value="40619.7895833333">
                <text:p>40619.789583333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6:58 PM</text:p>
              </table:table-cell>
              <table:table-cell office:value-type="float" office:value="40619.7902777778">
                <text:p>40619.790277777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6:59 PM</text:p>
              </table:table-cell>
              <table:table-cell office:value-type="float" office:value="40619.7909722222">
                <text:p>40619.7909722222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7:00 PM</text:p>
              </table:table-cell>
              <table:table-cell office:value-type="float" office:value="40619.7916666667">
                <text:p>40619.791666666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17/11 07:01 PM</text:p>
              </table:table-cell>
              <table:table-cell office:value-type="float" office:value="40619.7923611111">
                <text:p>40619.792361111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7:02 PM</text:p>
              </table:table-cell>
              <table:table-cell office:value-type="float" office:value="40619.7930555556">
                <text:p>40619.7930555556</text:p>
              </table:table-cell>
              <table:table-cell office:value-type="float" office:value="22.1">
                <text:p>22.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7:03 PM</text:p>
              </table:table-cell>
              <table:table-cell office:value-type="float" office:value="40619.79375">
                <text:p>40619.7937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7:04 PM</text:p>
              </table:table-cell>
              <table:table-cell office:value-type="float" office:value="40619.7944444445">
                <text:p>40619.794444444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7:05 PM</text:p>
              </table:table-cell>
              <table:table-cell office:value-type="float" office:value="40619.7951388889">
                <text:p>40619.795138888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7:06 PM</text:p>
              </table:table-cell>
              <table:table-cell office:value-type="float" office:value="40619.7958333333">
                <text:p>40619.795833333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3/17/11 07:07 PM</text:p>
              </table:table-cell>
              <table:table-cell office:value-type="float" office:value="40619.7965277778">
                <text:p>40619.7965277778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07:08 PM</text:p>
              </table:table-cell>
              <table:table-cell office:value-type="float" office:value="40619.7972222222">
                <text:p>40619.797222222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17/11 07:09 PM</text:p>
              </table:table-cell>
              <table:table-cell office:value-type="float" office:value="40619.7979166667">
                <text:p>40619.797916666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07:10 PM</text:p>
              </table:table-cell>
              <table:table-cell office:value-type="float" office:value="40619.7986111111">
                <text:p>40619.798611111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7:11 PM</text:p>
              </table:table-cell>
              <table:table-cell office:value-type="float" office:value="40619.7993055556">
                <text:p>40619.799305555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7:12 PM</text:p>
              </table:table-cell>
              <table:table-cell office:value-type="float" office:value="40619.8">
                <text:p>40619.8</text:p>
              </table:table-cell>
              <table:table-cell office:value-type="float" office:value="20.1">
                <text:p>2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7:13 PM</text:p>
              </table:table-cell>
              <table:table-cell office:value-type="float" office:value="40619.8006944444">
                <text:p>40619.800694444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7:14 PM</text:p>
              </table:table-cell>
              <table:table-cell office:value-type="float" office:value="40619.8013888889">
                <text:p>40619.801388888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7:15 PM</text:p>
              </table:table-cell>
              <table:table-cell office:value-type="float" office:value="40619.8020833333">
                <text:p>40619.802083333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07:16 PM</text:p>
              </table:table-cell>
              <table:table-cell office:value-type="float" office:value="40619.8027777778">
                <text:p>40619.802777777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7:17 PM</text:p>
              </table:table-cell>
              <table:table-cell office:value-type="float" office:value="40619.8034722222">
                <text:p>40619.803472222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07:18 PM</text:p>
              </table:table-cell>
              <table:table-cell office:value-type="float" office:value="40619.8041666667">
                <text:p>40619.804166666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17/11 07:19 PM</text:p>
              </table:table-cell>
              <table:table-cell office:value-type="float" office:value="40619.8048611111">
                <text:p>40619.804861111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07:20 PM</text:p>
              </table:table-cell>
              <table:table-cell office:value-type="float" office:value="40619.8055555556">
                <text:p>40619.805555555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7:21 PM</text:p>
              </table:table-cell>
              <table:table-cell office:value-type="float" office:value="40619.8062498843">
                <text:p>40619.806249884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7:22 PM</text:p>
              </table:table-cell>
              <table:table-cell office:value-type="float" office:value="40619.8069444444">
                <text:p>40619.8069444444</text:p>
              </table:table-cell>
              <table:table-cell office:value-type="float" office:value="21.2">
                <text:p>21.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7:23 PM</text:p>
              </table:table-cell>
              <table:table-cell office:value-type="float" office:value="40619.8076388889">
                <text:p>40619.8076388889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3/17/11 07:24 PM</text:p>
              </table:table-cell>
              <table:table-cell office:value-type="float" office:value="40619.8083333333">
                <text:p>40619.808333333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7:25 PM</text:p>
              </table:table-cell>
              <table:table-cell office:value-type="float" office:value="40619.8090277778">
                <text:p>40619.809027777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3/17/11 07:26 PM</text:p>
              </table:table-cell>
              <table:table-cell office:value-type="float" office:value="40619.8097222222">
                <text:p>40619.809722222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07:27 PM</text:p>
              </table:table-cell>
              <table:table-cell office:value-type="float" office:value="40619.8104166667">
                <text:p>40619.8104166667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7:28 PM</text:p>
              </table:table-cell>
              <table:table-cell office:value-type="float" office:value="40619.8111111111">
                <text:p>40619.811111111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7:29 PM</text:p>
              </table:table-cell>
              <table:table-cell office:value-type="float" office:value="40619.8118055556">
                <text:p>40619.811805555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7:30 PM</text:p>
              </table:table-cell>
              <table:table-cell office:value-type="float" office:value="40619.8125">
                <text:p>40619.812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03/17/11 07:31 PM</text:p>
              </table:table-cell>
              <table:table-cell office:value-type="float" office:value="40619.8131944444">
                <text:p>40619.813194444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17/11 07:33 PM</text:p>
              </table:table-cell>
              <table:table-cell office:value-type="float" office:value="40619.8145833333">
                <text:p>40619.8145833333</text:p>
              </table:table-cell>
              <table:table-cell office:value-type="float" office:value="25.9">
                <text:p>25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7:34 PM</text:p>
              </table:table-cell>
              <table:table-cell office:value-type="float" office:value="40619.8152777778">
                <text:p>40619.8152777778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3/17/11 07:35 PM</text:p>
              </table:table-cell>
              <table:table-cell office:value-type="float" office:value="40619.8159722222">
                <text:p>40619.8159722222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3/17/11 07:36 PM</text:p>
              </table:table-cell>
              <table:table-cell office:value-type="float" office:value="40619.8166666667">
                <text:p>40619.816666666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7:37 PM</text:p>
              </table:table-cell>
              <table:table-cell office:value-type="float" office:value="40619.8173609954">
                <text:p>40619.817360995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7:38 PM</text:p>
              </table:table-cell>
              <table:table-cell office:value-type="float" office:value="40619.8180555556">
                <text:p>40619.818055555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7:39 PM</text:p>
              </table:table-cell>
              <table:table-cell office:value-type="float" office:value="40619.81875">
                <text:p>40619.81875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07:40 PM</text:p>
              </table:table-cell>
              <table:table-cell office:value-type="float" office:value="40619.8194444445">
                <text:p>40619.819444444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07:41 PM</text:p>
              </table:table-cell>
              <table:table-cell office:value-type="float" office:value="40619.8201388889">
                <text:p>40619.820138888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7:42 PM</text:p>
              </table:table-cell>
              <table:table-cell office:value-type="float" office:value="40619.8208333333">
                <text:p>40619.8208333333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7:43 PM</text:p>
              </table:table-cell>
              <table:table-cell office:value-type="float" office:value="40619.8215277778">
                <text:p>40619.8215277778</text:p>
              </table:table-cell>
              <table:table-cell office:value-type="float" office:value="21.3">
                <text:p>21.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7:44 PM</text:p>
              </table:table-cell>
              <table:table-cell office:value-type="float" office:value="40619.8222222222">
                <text:p>40619.82222222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7:45 PM</text:p>
              </table:table-cell>
              <table:table-cell office:value-type="float" office:value="40619.8229166667">
                <text:p>40619.8229166667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7:46 PM</text:p>
              </table:table-cell>
              <table:table-cell office:value-type="float" office:value="40619.8236111111">
                <text:p>40619.8236111111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7:47 PM</text:p>
              </table:table-cell>
              <table:table-cell office:value-type="float" office:value="40619.8243055556">
                <text:p>40619.824305555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07:48 PM</text:p>
              </table:table-cell>
              <table:table-cell office:value-type="float" office:value="40619.825">
                <text:p>40619.82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07:49 PM</text:p>
              </table:table-cell>
              <table:table-cell office:value-type="float" office:value="40619.8256944444">
                <text:p>40619.825694444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7:50 PM</text:p>
              </table:table-cell>
              <table:table-cell office:value-type="float" office:value="40619.8263888889">
                <text:p>40619.8263888889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03/17/11 07:51 PM</text:p>
              </table:table-cell>
              <table:table-cell office:value-type="float" office:value="40619.8270833333">
                <text:p>40619.827083333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7:52 PM</text:p>
              </table:table-cell>
              <table:table-cell office:value-type="float" office:value="40619.8277777778">
                <text:p>40619.827777777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7:53 PM</text:p>
              </table:table-cell>
              <table:table-cell office:value-type="float" office:value="40619.8284722222">
                <text:p>40619.8284722222</text:p>
              </table:table-cell>
              <table:table-cell office:value-type="float" office:value="21.6">
                <text:p>21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7:54 PM</text:p>
              </table:table-cell>
              <table:table-cell office:value-type="float" office:value="40619.8291666667">
                <text:p>40619.829166666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7:57 PM</text:p>
              </table:table-cell>
              <table:table-cell office:value-type="float" office:value="40619.83125">
                <text:p>40619.8312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7:58 PM</text:p>
              </table:table-cell>
              <table:table-cell office:value-type="float" office:value="40619.8319444444">
                <text:p>40619.831944444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7:59 PM</text:p>
              </table:table-cell>
              <table:table-cell office:value-type="float" office:value="40619.8326388889">
                <text:p>40619.832638888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8:00 PM</text:p>
              </table:table-cell>
              <table:table-cell office:value-type="float" office:value="40619.8333333333">
                <text:p>40619.833333333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8:01 PM</text:p>
              </table:table-cell>
              <table:table-cell office:value-type="float" office:value="40619.8340277778">
                <text:p>40619.834027777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8:02 PM</text:p>
              </table:table-cell>
              <table:table-cell office:value-type="float" office:value="40619.8347222222">
                <text:p>40619.834722222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8:03 PM</text:p>
              </table:table-cell>
              <table:table-cell office:value-type="float" office:value="40619.8354166667">
                <text:p>40619.835416666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8:04 PM</text:p>
              </table:table-cell>
              <table:table-cell office:value-type="float" office:value="40619.8361111111">
                <text:p>40619.836111111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8:05 PM</text:p>
              </table:table-cell>
              <table:table-cell office:value-type="float" office:value="40619.8368055556">
                <text:p>40619.8368055556</text:p>
              </table:table-cell>
              <table:table-cell office:value-type="float" office:value="21.2">
                <text:p>21.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8:06 PM</text:p>
              </table:table-cell>
              <table:table-cell office:value-type="float" office:value="40619.8375">
                <text:p>40619.837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8:07 PM</text:p>
              </table:table-cell>
              <table:table-cell office:value-type="float" office:value="40619.8381944444">
                <text:p>40619.838194444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17/11 08:08 PM</text:p>
              </table:table-cell>
              <table:table-cell office:value-type="float" office:value="40619.8388888889">
                <text:p>40619.8388888889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3/17/11 08:09 PM</text:p>
              </table:table-cell>
              <table:table-cell office:value-type="float" office:value="40619.8395833333">
                <text:p>40619.839583333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8:10 PM</text:p>
              </table:table-cell>
              <table:table-cell office:value-type="float" office:value="40619.8402777778">
                <text:p>40619.840277777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08:11 PM</text:p>
              </table:table-cell>
              <table:table-cell office:value-type="float" office:value="40619.8409722222">
                <text:p>40619.840972222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17/11 08:12 PM</text:p>
              </table:table-cell>
              <table:table-cell office:value-type="float" office:value="40619.8416666667">
                <text:p>40619.8416666667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8:13 PM</text:p>
              </table:table-cell>
              <table:table-cell office:value-type="float" office:value="40619.8423611111">
                <text:p>40619.8423611111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8:14 PM</text:p>
              </table:table-cell>
              <table:table-cell office:value-type="float" office:value="40619.8430555556">
                <text:p>40619.843055555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8:15 PM</text:p>
              </table:table-cell>
              <table:table-cell office:value-type="float" office:value="40619.84375">
                <text:p>40619.84375</text:p>
              </table:table-cell>
              <table:table-cell office:value-type="float" office:value="21.5">
                <text:p>21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08:16 PM</text:p>
              </table:table-cell>
              <table:table-cell office:value-type="float" office:value="40619.8444444444">
                <text:p>40619.844444444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08:17 PM</text:p>
              </table:table-cell>
              <table:table-cell office:value-type="float" office:value="40619.8451388889">
                <text:p>40619.845138888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8:18 PM</text:p>
              </table:table-cell>
              <table:table-cell office:value-type="float" office:value="40619.8458333333">
                <text:p>40619.845833333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17/11 08:19 PM</text:p>
              </table:table-cell>
              <table:table-cell office:value-type="float" office:value="40619.8465277778">
                <text:p>40619.846527777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8:20 PM</text:p>
              </table:table-cell>
              <table:table-cell office:value-type="float" office:value="40619.8472222222">
                <text:p>40619.847222222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08:21 PM</text:p>
              </table:table-cell>
              <table:table-cell office:value-type="float" office:value="40619.8479166667">
                <text:p>40619.8479166667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8:22 PM</text:p>
              </table:table-cell>
              <table:table-cell office:value-type="float" office:value="40619.8486111111">
                <text:p>40619.8486111111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08:23 PM</text:p>
              </table:table-cell>
              <table:table-cell office:value-type="float" office:value="40619.8493055556">
                <text:p>40619.849305555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8:24 PM</text:p>
              </table:table-cell>
              <table:table-cell office:value-type="float" office:value="40619.85">
                <text:p>40619.8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8:25 PM</text:p>
              </table:table-cell>
              <table:table-cell office:value-type="float" office:value="40619.8506944445">
                <text:p>40619.8506944445</text:p>
              </table:table-cell>
              <table:table-cell office:value-type="float" office:value="21.3">
                <text:p>21.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8:26 PM</text:p>
              </table:table-cell>
              <table:table-cell office:value-type="float" office:value="40619.8513888889">
                <text:p>40619.8513888889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8:27 PM</text:p>
              </table:table-cell>
              <table:table-cell office:value-type="float" office:value="40619.8520833333">
                <text:p>40619.852083333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8:28 PM</text:p>
              </table:table-cell>
              <table:table-cell office:value-type="float" office:value="40619.8527777778">
                <text:p>40619.852777777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8:29 PM</text:p>
              </table:table-cell>
              <table:table-cell office:value-type="float" office:value="40619.8534722222">
                <text:p>40619.85347222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3/17/11 08:30 PM</text:p>
              </table:table-cell>
              <table:table-cell office:value-type="float" office:value="40619.8541666667">
                <text:p>40619.854166666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8:31 PM</text:p>
              </table:table-cell>
              <table:table-cell office:value-type="float" office:value="40619.8548611111">
                <text:p>40619.854861111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08:32 PM</text:p>
              </table:table-cell>
              <table:table-cell office:value-type="float" office:value="40619.8555555556">
                <text:p>40619.855555555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8:33 PM</text:p>
              </table:table-cell>
              <table:table-cell office:value-type="float" office:value="40619.85625">
                <text:p>40619.856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8:34 PM</text:p>
              </table:table-cell>
              <table:table-cell office:value-type="float" office:value="40619.8569444444">
                <text:p>40619.856944444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8:35 PM</text:p>
              </table:table-cell>
              <table:table-cell office:value-type="float" office:value="40619.8576388889">
                <text:p>40619.8576388889</text:p>
              </table:table-cell>
              <table:table-cell office:value-type="float" office:value="21.3">
                <text:p>21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3/17/11 08:36 PM</text:p>
              </table:table-cell>
              <table:table-cell office:value-type="float" office:value="40619.8583333333">
                <text:p>40619.858333333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8:37 PM</text:p>
              </table:table-cell>
              <table:table-cell office:value-type="float" office:value="40619.8590277778">
                <text:p>40619.859027777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3/17/11 08:38 PM</text:p>
              </table:table-cell>
              <table:table-cell office:value-type="float" office:value="40619.8597222222">
                <text:p>40619.8597222222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8:40 PM</text:p>
              </table:table-cell>
              <table:table-cell office:value-type="float" office:value="40619.8611111111">
                <text:p>40619.8611111111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8:41 PM</text:p>
              </table:table-cell>
              <table:table-cell office:value-type="float" office:value="40619.8618055556">
                <text:p>40619.861805555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8:42 PM</text:p>
              </table:table-cell>
              <table:table-cell office:value-type="float" office:value="40619.8625">
                <text:p>40619.8625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8:43 PM</text:p>
              </table:table-cell>
              <table:table-cell office:value-type="float" office:value="40619.8631944445">
                <text:p>40619.8631944445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8:44 PM</text:p>
              </table:table-cell>
              <table:table-cell office:value-type="float" office:value="40619.8638888889">
                <text:p>40619.863888888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08:45 PM</text:p>
              </table:table-cell>
              <table:table-cell office:value-type="float" office:value="40619.8645833333">
                <text:p>40619.864583333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8:46 PM</text:p>
              </table:table-cell>
              <table:table-cell office:value-type="float" office:value="40619.8652777778">
                <text:p>40619.8652777778</text:p>
              </table:table-cell>
              <table:table-cell office:value-type="float" office:value="21.6">
                <text:p>21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8:47 PM</text:p>
              </table:table-cell>
              <table:table-cell office:value-type="float" office:value="40619.8659722222">
                <text:p>40619.865972222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8:48 PM</text:p>
              </table:table-cell>
              <table:table-cell office:value-type="float" office:value="40619.8666666667">
                <text:p>40619.866666666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3/17/11 08:49 PM</text:p>
              </table:table-cell>
              <table:table-cell office:value-type="float" office:value="40619.8673611111">
                <text:p>40619.867361111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8:50 PM</text:p>
              </table:table-cell>
              <table:table-cell office:value-type="float" office:value="40619.8680555556">
                <text:p>40619.868055555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8:51 PM</text:p>
              </table:table-cell>
              <table:table-cell office:value-type="float" office:value="40619.86875">
                <text:p>40619.8687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8:52 PM</text:p>
              </table:table-cell>
              <table:table-cell office:value-type="float" office:value="40619.8694444444">
                <text:p>40619.869444444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8:53 PM</text:p>
              </table:table-cell>
              <table:table-cell office:value-type="float" office:value="40619.8701388889">
                <text:p>40619.870138888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8:54 PM</text:p>
              </table:table-cell>
              <table:table-cell office:value-type="float" office:value="40619.8708333333">
                <text:p>40619.870833333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8:55 PM</text:p>
              </table:table-cell>
              <table:table-cell office:value-type="float" office:value="40619.8715277778">
                <text:p>40619.871527777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8:56 PM</text:p>
              </table:table-cell>
              <table:table-cell office:value-type="float" office:value="40619.8722222222">
                <text:p>40619.8722222222</text:p>
              </table:table-cell>
              <table:table-cell office:value-type="float" office:value="21.8">
                <text:p>21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08:57 PM</text:p>
              </table:table-cell>
              <table:table-cell office:value-type="float" office:value="40619.8729166667">
                <text:p>40619.872916666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17/11 08:58 PM</text:p>
              </table:table-cell>
              <table:table-cell office:value-type="float" office:value="40619.8736111111">
                <text:p>40619.8736111111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08:59 PM</text:p>
              </table:table-cell>
              <table:table-cell office:value-type="float" office:value="40619.8743055556">
                <text:p>40619.874305555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9:00 PM</text:p>
              </table:table-cell>
              <table:table-cell office:value-type="float" office:value="40619.875">
                <text:p>40619.87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9:01 PM</text:p>
              </table:table-cell>
              <table:table-cell office:value-type="float" office:value="40619.8756944445">
                <text:p>40619.875694444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09:02 PM</text:p>
              </table:table-cell>
              <table:table-cell office:value-type="float" office:value="40619.8763888889">
                <text:p>40619.876388888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9:03 PM</text:p>
              </table:table-cell>
              <table:table-cell office:value-type="float" office:value="40619.8770833333">
                <text:p>40619.877083333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9:04 PM</text:p>
              </table:table-cell>
              <table:table-cell office:value-type="float" office:value="40619.8777777778">
                <text:p>40619.877777777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9:05 PM</text:p>
              </table:table-cell>
              <table:table-cell office:value-type="float" office:value="40619.8784722222">
                <text:p>40619.878472222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9:06 PM</text:p>
              </table:table-cell>
              <table:table-cell office:value-type="float" office:value="40619.8791666667">
                <text:p>40619.8791666667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9:07 PM</text:p>
              </table:table-cell>
              <table:table-cell office:value-type="float" office:value="40619.8798611111">
                <text:p>40619.8798611111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9:08 PM</text:p>
              </table:table-cell>
              <table:table-cell office:value-type="float" office:value="40619.8805555556">
                <text:p>40619.880555555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9:09 PM</text:p>
              </table:table-cell>
              <table:table-cell office:value-type="float" office:value="40619.88125">
                <text:p>40619.8812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17/11 09:10 PM</text:p>
              </table:table-cell>
              <table:table-cell office:value-type="float" office:value="40619.8819444445">
                <text:p>40619.8819444445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9:11 PM</text:p>
              </table:table-cell>
              <table:table-cell office:value-type="float" office:value="40619.8826388889">
                <text:p>40619.882638888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9:12 PM</text:p>
              </table:table-cell>
              <table:table-cell office:value-type="float" office:value="40619.8833333333">
                <text:p>40619.883333333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09:13 PM</text:p>
              </table:table-cell>
              <table:table-cell office:value-type="float" office:value="40619.8840277778">
                <text:p>40619.884027777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09:14 PM</text:p>
              </table:table-cell>
              <table:table-cell office:value-type="float" office:value="40619.8847222222">
                <text:p>40619.88472222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9:15 PM</text:p>
              </table:table-cell>
              <table:table-cell office:value-type="float" office:value="40619.8854166667">
                <text:p>40619.885416666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09:16 PM</text:p>
              </table:table-cell>
              <table:table-cell office:value-type="float" office:value="40619.8861111111">
                <text:p>40619.8861111111</text:p>
              </table:table-cell>
              <table:table-cell office:value-type="float" office:value="21.9">
                <text:p>21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9:17 PM</text:p>
              </table:table-cell>
              <table:table-cell office:value-type="float" office:value="40619.8868055556">
                <text:p>40619.886805555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3/17/11 09:18 PM</text:p>
              </table:table-cell>
              <table:table-cell office:value-type="float" office:value="40619.8875">
                <text:p>40619.8875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3/17/11 09:19 PM</text:p>
              </table:table-cell>
              <table:table-cell office:value-type="float" office:value="40619.8881944444">
                <text:p>40619.888194444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9:20 PM</text:p>
              </table:table-cell>
              <table:table-cell office:value-type="float" office:value="40619.8888888889">
                <text:p>40619.888888888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09:21 PM</text:p>
              </table:table-cell>
              <table:table-cell office:value-type="float" office:value="40619.8895833333">
                <text:p>40619.8895833333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7/11 09:22 PM</text:p>
              </table:table-cell>
              <table:table-cell office:value-type="float" office:value="40619.8902777778">
                <text:p>40619.890277777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9:23 PM</text:p>
              </table:table-cell>
              <table:table-cell office:value-type="float" office:value="40619.8909722222">
                <text:p>40619.890972222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9:24 PM</text:p>
              </table:table-cell>
              <table:table-cell office:value-type="float" office:value="40619.8916666667">
                <text:p>40619.8916666667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09:25 PM</text:p>
              </table:table-cell>
              <table:table-cell office:value-type="float" office:value="40619.8923611111">
                <text:p>40619.8923611111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09:26 PM</text:p>
              </table:table-cell>
              <table:table-cell office:value-type="float" office:value="40619.8930555556">
                <text:p>40619.8930555556</text:p>
              </table:table-cell>
              <table:table-cell office:value-type="float" office:value="21.3">
                <text:p>21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9:27 PM</text:p>
              </table:table-cell>
              <table:table-cell office:value-type="float" office:value="40619.89375">
                <text:p>40619.8937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3/17/11 09:28 PM</text:p>
              </table:table-cell>
              <table:table-cell office:value-type="float" office:value="40619.8944444444">
                <text:p>40619.894444444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9:29 PM</text:p>
              </table:table-cell>
              <table:table-cell office:value-type="float" office:value="40619.8951388889">
                <text:p>40619.895138888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9:30 PM</text:p>
              </table:table-cell>
              <table:table-cell office:value-type="float" office:value="40619.8958333333">
                <text:p>40619.895833333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9:31 PM</text:p>
              </table:table-cell>
              <table:table-cell office:value-type="float" office:value="40619.8965277778">
                <text:p>40619.8965277778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09:32 PM</text:p>
              </table:table-cell>
              <table:table-cell office:value-type="float" office:value="40619.8972222222">
                <text:p>40619.8972222222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3/17/11 09:33 PM</text:p>
              </table:table-cell>
              <table:table-cell office:value-type="float" office:value="40619.8979166667">
                <text:p>40619.897916666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9:34 PM</text:p>
              </table:table-cell>
              <table:table-cell office:value-type="float" office:value="40619.8986111111">
                <text:p>40619.898611111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09:35 PM</text:p>
              </table:table-cell>
              <table:table-cell office:value-type="float" office:value="40619.8993055556">
                <text:p>40619.899305555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9:36 PM</text:p>
              </table:table-cell>
              <table:table-cell office:value-type="float" office:value="40619.9">
                <text:p>40619.9</text:p>
              </table:table-cell>
              <table:table-cell office:value-type="float" office:value="21.6">
                <text:p>21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9:37 PM</text:p>
              </table:table-cell>
              <table:table-cell office:value-type="float" office:value="40619.9006944444">
                <text:p>40619.900694444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9:38 PM</text:p>
              </table:table-cell>
              <table:table-cell office:value-type="float" office:value="40619.9013888889">
                <text:p>40619.901388888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9:39 PM</text:p>
              </table:table-cell>
              <table:table-cell office:value-type="float" office:value="40619.9020833333">
                <text:p>40619.9020833333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7/11 09:40 PM</text:p>
              </table:table-cell>
              <table:table-cell office:value-type="float" office:value="40619.9027777778">
                <text:p>40619.902777777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9:41 PM</text:p>
              </table:table-cell>
              <table:table-cell office:value-type="float" office:value="40619.9034722222">
                <text:p>40619.903472222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09:42 PM</text:p>
              </table:table-cell>
              <table:table-cell office:value-type="float" office:value="40619.9041666667">
                <text:p>40619.904166666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9:43 PM</text:p>
              </table:table-cell>
              <table:table-cell office:value-type="float" office:value="40619.9048611111">
                <text:p>40619.904861111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3/17/11 09:44 PM</text:p>
              </table:table-cell>
              <table:table-cell office:value-type="float" office:value="40619.9055555556">
                <text:p>40619.905555555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09:45 PM</text:p>
              </table:table-cell>
              <table:table-cell office:value-type="float" office:value="40619.90625">
                <text:p>40619.9062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09:46 PM</text:p>
              </table:table-cell>
              <table:table-cell office:value-type="float" office:value="40619.9069444445">
                <text:p>40619.9069444445</text:p>
              </table:table-cell>
              <table:table-cell office:value-type="float" office:value="22.2">
                <text:p>22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3/17/11 09:47 PM</text:p>
              </table:table-cell>
              <table:table-cell office:value-type="float" office:value="40619.9076388889">
                <text:p>40619.907638888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3/17/11 09:48 PM</text:p>
              </table:table-cell>
              <table:table-cell office:value-type="float" office:value="40619.9083333333">
                <text:p>40619.908333333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17/11 09:49 PM</text:p>
              </table:table-cell>
              <table:table-cell office:value-type="float" office:value="40619.9090277778">
                <text:p>40619.909027777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17/11 09:50 PM</text:p>
              </table:table-cell>
              <table:table-cell office:value-type="float" office:value="40619.9097222222">
                <text:p>40619.909722222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09:51 PM</text:p>
              </table:table-cell>
              <table:table-cell office:value-type="float" office:value="40619.9104166667">
                <text:p>40619.910416666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09:53 PM</text:p>
              </table:table-cell>
              <table:table-cell office:value-type="float" office:value="40619.9118055556">
                <text:p>40619.911805555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17/11 09:54 PM</text:p>
              </table:table-cell>
              <table:table-cell office:value-type="float" office:value="40619.9125">
                <text:p>40619.9125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7/11 09:55 PM</text:p>
              </table:table-cell>
              <table:table-cell office:value-type="float" office:value="40619.9131944444">
                <text:p>40619.913194444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09:56 PM</text:p>
              </table:table-cell>
              <table:table-cell office:value-type="float" office:value="40619.9138888889">
                <text:p>40619.913888888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3/17/11 09:57 PM</text:p>
              </table:table-cell>
              <table:table-cell office:value-type="float" office:value="40619.9145833333">
                <text:p>40619.9145833333</text:p>
              </table:table-cell>
              <table:table-cell office:value-type="float" office:value="19.5">
                <text:p>19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17/11 09:58 PM</text:p>
              </table:table-cell>
              <table:table-cell office:value-type="float" office:value="40619.9152777778">
                <text:p>40619.915277777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3/17/11 09:59 PM</text:p>
              </table:table-cell>
              <table:table-cell office:value-type="float" office:value="40619.9159722222">
                <text:p>40619.915972222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10:00 PM</text:p>
              </table:table-cell>
              <table:table-cell office:value-type="float" office:value="40619.9166666667">
                <text:p>40619.9166666667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10:01 PM</text:p>
              </table:table-cell>
              <table:table-cell office:value-type="float" office:value="40619.9173611111">
                <text:p>40619.9173611111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3/17/11 10:02 PM</text:p>
              </table:table-cell>
              <table:table-cell office:value-type="float" office:value="40619.9180555555">
                <text:p>40619.918055555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3/17/11 10:03 PM</text:p>
              </table:table-cell>
              <table:table-cell office:value-type="float" office:value="40619.91875">
                <text:p>40619.9187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3/17/11 10:04 PM</text:p>
              </table:table-cell>
              <table:table-cell office:value-type="float" office:value="40619.9194444444">
                <text:p>40619.919444444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10:05 PM</text:p>
              </table:table-cell>
              <table:table-cell office:value-type="float" office:value="40619.9201388889">
                <text:p>40619.920138888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10:06 PM</text:p>
              </table:table-cell>
              <table:table-cell office:value-type="float" office:value="40619.9208333333">
                <text:p>40619.920833333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10:07 PM</text:p>
              </table:table-cell>
              <table:table-cell office:value-type="float" office:value="40619.9215277778">
                <text:p>40619.9215277778</text:p>
              </table:table-cell>
              <table:table-cell office:value-type="float" office:value="21.3">
                <text:p>21.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10:08 PM</text:p>
              </table:table-cell>
              <table:table-cell office:value-type="float" office:value="40619.9222222222">
                <text:p>40619.92222222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17/11 10:09 PM</text:p>
              </table:table-cell>
              <table:table-cell office:value-type="float" office:value="40619.9229166667">
                <text:p>40619.922916666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10:10 PM</text:p>
              </table:table-cell>
              <table:table-cell office:value-type="float" office:value="40619.9236111111">
                <text:p>40619.923611111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10:11 PM</text:p>
              </table:table-cell>
              <table:table-cell office:value-type="float" office:value="40619.9243055556">
                <text:p>40619.924305555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10:12 PM</text:p>
              </table:table-cell>
              <table:table-cell office:value-type="float" office:value="40619.925">
                <text:p>40619.925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10:13 PM</text:p>
              </table:table-cell>
              <table:table-cell office:value-type="float" office:value="40619.9256944444">
                <text:p>40619.925694444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10:14 PM</text:p>
              </table:table-cell>
              <table:table-cell office:value-type="float" office:value="40619.9263888889">
                <text:p>40619.926388888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10:15 PM</text:p>
              </table:table-cell>
              <table:table-cell office:value-type="float" office:value="40619.9270833333">
                <text:p>40619.9270833333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3/17/11 10:16 PM</text:p>
              </table:table-cell>
              <table:table-cell office:value-type="float" office:value="40619.9277777778">
                <text:p>40619.9277777778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17/11 10:17 PM</text:p>
              </table:table-cell>
              <table:table-cell office:value-type="float" office:value="40619.9284722222">
                <text:p>40619.92847222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10:18 PM</text:p>
              </table:table-cell>
              <table:table-cell office:value-type="float" office:value="40619.9291666667">
                <text:p>40619.9291666667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3/17/11 10:19 PM</text:p>
              </table:table-cell>
              <table:table-cell office:value-type="float" office:value="40619.9298611111">
                <text:p>40619.929861111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17/11 10:20 PM</text:p>
              </table:table-cell>
              <table:table-cell office:value-type="float" office:value="40619.9305555556">
                <text:p>40619.930555555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10:21 PM</text:p>
              </table:table-cell>
              <table:table-cell office:value-type="float" office:value="40619.9312498843">
                <text:p>40619.931249884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17/11 10:22 PM</text:p>
              </table:table-cell>
              <table:table-cell office:value-type="float" office:value="40619.9319444444">
                <text:p>40619.931944444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10:23 PM</text:p>
              </table:table-cell>
              <table:table-cell office:value-type="float" office:value="40619.9326388889">
                <text:p>40619.932638888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10:24 PM</text:p>
              </table:table-cell>
              <table:table-cell office:value-type="float" office:value="40619.9333333333">
                <text:p>40619.933333333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17/11 10:25 PM</text:p>
              </table:table-cell>
              <table:table-cell office:value-type="float" office:value="40619.9340277778">
                <text:p>40619.934027777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10:26 PM</text:p>
              </table:table-cell>
              <table:table-cell office:value-type="float" office:value="40619.9347222222">
                <text:p>40619.934722222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3/17/11 10:27 PM</text:p>
              </table:table-cell>
              <table:table-cell office:value-type="float" office:value="40619.9354166667">
                <text:p>40619.9354166667</text:p>
              </table:table-cell>
              <table:table-cell office:value-type="float" office:value="22.5">
                <text:p>22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10:28 PM</text:p>
              </table:table-cell>
              <table:table-cell office:value-type="float" office:value="40619.9361111111">
                <text:p>40619.9361111111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10:29 PM</text:p>
              </table:table-cell>
              <table:table-cell office:value-type="float" office:value="40619.9368055556">
                <text:p>40619.936805555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10:30 PM</text:p>
              </table:table-cell>
              <table:table-cell office:value-type="float" office:value="40619.9375">
                <text:p>40619.937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10:31 PM</text:p>
              </table:table-cell>
              <table:table-cell office:value-type="float" office:value="40619.9381944444">
                <text:p>40619.9381944444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3/17/11 10:32 PM</text:p>
              </table:table-cell>
              <table:table-cell office:value-type="float" office:value="40619.9388888889">
                <text:p>40619.938888888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10:33 PM</text:p>
              </table:table-cell>
              <table:table-cell office:value-type="float" office:value="40619.9395833333">
                <text:p>40619.939583333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17/11 10:34 PM</text:p>
              </table:table-cell>
              <table:table-cell office:value-type="float" office:value="40619.9402777778">
                <text:p>40619.940277777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10:35 PM</text:p>
              </table:table-cell>
              <table:table-cell office:value-type="float" office:value="40619.9409722222">
                <text:p>40619.940972222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10:36 PM</text:p>
              </table:table-cell>
              <table:table-cell office:value-type="float" office:value="40619.9416666667">
                <text:p>40619.9416666667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7/11 10:37 PM</text:p>
              </table:table-cell>
              <table:table-cell office:value-type="float" office:value="40619.9423609954">
                <text:p>40619.942360995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10:38 PM</text:p>
              </table:table-cell>
              <table:table-cell office:value-type="float" office:value="40619.9430555556">
                <text:p>40619.943055555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10:39 PM</text:p>
              </table:table-cell>
              <table:table-cell office:value-type="float" office:value="40619.94375">
                <text:p>40619.9437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3/17/11 10:40 PM</text:p>
              </table:table-cell>
              <table:table-cell office:value-type="float" office:value="40619.9444444444">
                <text:p>40619.944444444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03/17/11 10:41 PM</text:p>
              </table:table-cell>
              <table:table-cell office:value-type="float" office:value="40619.9451388889">
                <text:p>40619.9451388889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17/11 10:42 PM</text:p>
              </table:table-cell>
              <table:table-cell office:value-type="float" office:value="40619.9458333333">
                <text:p>40619.945833333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/17/11 10:43 PM</text:p>
              </table:table-cell>
              <table:table-cell office:value-type="float" office:value="40619.9465277778">
                <text:p>40619.946527777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17/11 10:44 PM</text:p>
              </table:table-cell>
              <table:table-cell office:value-type="float" office:value="40619.9472222222">
                <text:p>40619.947222222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3/17/11 10:45 PM</text:p>
              </table:table-cell>
              <table:table-cell office:value-type="float" office:value="40619.9479166667">
                <text:p>40619.947916666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